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17.505cm"/>
    </style:style>
    <style:style style:name="co3" style:family="table-column">
      <style:table-column-properties fo:break-before="auto" style:column-width="6.232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5.572cm"/>
    </style:style>
    <style:style style:name="co10" style:family="table-column">
      <style:table-column-properties fo:break-before="auto" style:column-width="16.45cm"/>
    </style:style>
    <style:style style:name="co11" style:family="table-column">
      <style:table-column-properties fo:break-before="auto" style:column-width="4.89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1.457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9.396cm" fo:break-before="auto" style:use-optimal-row-height="false"/>
    </style:style>
    <style:style style:name="ro8" style:family="table-row">
      <style:table-row-properties style:row-height="6.722cm" fo:break-before="auto" style:use-optimal-row-height="false"/>
    </style:style>
    <style:style style:name="ro9" style:family="table-row">
      <style:table-row-properties style:row-height="1.782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1cm" fo:break-before="auto" style:use-optimal-row-height="false"/>
    </style:style>
    <style:style style:name="ro16" style:family="table-row">
      <style:table-row-properties style:row-height="0.736cm" fo:break-before="auto" style:use-optimal-row-height="false"/>
    </style:style>
    <style:style style:name="ro17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12762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fo:background-color="#e8f2a1" style:vertical-align="middle"/>
    </style:style>
    <style:style style:name="ce14" style:family="table-cell" style:parent-style-name="Default">
      <style:table-cell-properties fo:border-bottom="none" fo:background-color="#12762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17" style:family="table-cell" style:parent-style-name="Default">
      <style:table-cell-properties fo:wrap-option="wrap"/>
    </style:style>
    <style:style style:name="ce13" style:family="table-cell" style:parent-style-name="Default">
      <style:table-cell-properties style:vertical-align="top"/>
    </style:style>
    <style:style style:name="gr1" style:family="graphic" style:parent-style-name="Default">
      <style:graphic-properties loext:decorative="false"/>
      <style:text-properties fo:font-size="12pt"/>
    </style:style>
    <style:style style:name="P1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guntes" table:style-name="ta1">
        <office:forms form:automatic-focus="false" form:apply-design-mode="false">
          <form:form form:name="Formulari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p" form:control-implementation="ooo:com.sun.star.form.component.CommandButton" xml:id="control1" form:id="control1" form:label="Crea Te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ExportarTest?language=Basic&amp;location=application" xlink:type="simple"/>
              </office:event-listeners>
            </form:button>
            <form:button form:name="Crea Comp" form:control-implementation="ooo:com.sun.star.form.component.CommandButton" xml:id="control2" form:id="control2" form:label="Crea comprovado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Standard.Module1.ExportarComprovador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369cm" svg:height="0.847cm" svg:x="32.472cm" svg:y="0.884cm" draw:control="control1"/>
          <draw:control draw:z-index="1" draw:name="Control 2" draw:style-name="gr1" draw:text-style-name="P1" svg:width="5.14cm" svg:height="0.856cm" svg:x="37.547cm" svg:y="0.851cm" draw:control="control2"/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/>
        <table:table-column table:style-name="co6" table:visibility="collapse"/>
        <table:table-column table:style-name="co7" table:visibility="collapse"/>
        <table:table-column table:style-name="co6" table:visibility="collapse" table:number-columns-repeated="16"/>
        <table:table-column table:style-name="co8" table:visibility="collapse" table:number-columns-repeated="998"/>
        <table:table-column table:style-name="co7" table:visibility="collapse" table:number-columns-repeated="15359"/>
        <table:table-row table:style-name="ro1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2"/>
          <table:table-cell table:style-name="ce5" office:value-type="string" calcext:value-type="string">
            <text:p>Nom i cognoms de l’alumne</text:p>
          </table:table-cell>
          <table:table-cell table:style-name="ce8" office:value-type="string" calcext:value-type="string">
            <text:p>Unitat de Treball</text:p>
          </table:table-cell>
          <table:table-cell table:style-name="ce11"/>
          <table:table-cell table:style-name="ce12" table:number-columns-repeated="2"/>
          <table:table-cell table:style-name="ce11"/>
          <table:table-cell table:style-name="ce1" table:number-columns-repeated="16376"/>
        </table:table-row>
        <table:table-row table:style-name="ro1">
          <table:table-cell table:number-columns-repeated="2"/>
          <table:table-cell table:style-name="ce6" office:value-type="string" calcext:value-type="string">
            <text:p>Tomeu Frare Gomila</text:p>
          </table:table-cell>
          <table:table-cell table:style-name="ce10" office:value-type="string" calcext:value-type="string">
            <text:p>ut01</text:p>
          </table:table-cell>
          <table:table-cell table:style-name="ce11"/>
          <table:table-cell table:style-name="ce12" table:number-columns-repeated="2"/>
          <table:table-cell table:style-name="ce11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osta 1</text:p>
          </table:table-cell>
          <table:table-cell table:style-name="ce2" office:value-type="string" calcext:value-type="string">
            <text:p>Resposta 2</text:p>
          </table:table-cell>
          <table:table-cell table:style-name="ce2" office:value-type="string" calcext:value-type="string">
            <text:p>Resposta 3</text:p>
          </table:table-cell>
          <table:table-cell table:style-name="ce2" office:value-type="string" calcext:value-type="string">
            <text:p>Resposta 4</text:p>
          </table:table-cell>
          <table:table-cell table:style-name="ce14" office:value-type="string" calcext:value-type="string">
            <text:p>Resposta</text:p>
            <text:p>Correcta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Quina és la tensió màxima permesa per a les xarxes de baixa tensió (BT) en corrent alterna?</text:p>
          </table:table-cell>
          <table:table-cell office:value-type="string" calcext:value-type="string">
            <text:p>500V</text:p>
          </table:table-cell>
          <table:table-cell office:value-type="string" calcext:value-type="string">
            <text:p>1000V</text:p>
          </table:table-cell>
          <table:table-cell office:value-type="string" calcext:value-type="string">
            <text:p>1500V</text:p>
          </table:table-cell>
          <table:table-cell office:value-type="string" calcext:value-type="string">
            <text:p>2000V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uina normativa han de complir les xarxes de distribució de baixa tensió?</text:p>
          </table:table-cell>
          <table:table-cell office:value-type="string" calcext:value-type="string">
            <text:p>REBT (ITC-BT 06 y ITC-BT 07)</text:p>
          </table:table-cell>
          <table:table-cell office:value-type="string" calcext:value-type="string">
            <text:p>Normativa Europea IEC</text:p>
          </table:table-cell>
          <table:table-cell office:value-type="string" calcext:value-type="string">
            <text:p>Reglament BT-08</text:p>
          </table:table-cell>
          <table:table-cell office:value-type="string" calcext:value-type="string">
            <text:p>ISO 9001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Quin avantatge tenen les xarxes aèries de baixa tensió?</text:p>
          </table:table-cell>
          <table:table-cell office:value-type="string" calcext:value-type="string">
            <text:p>Menor impacte visual</text:p>
          </table:table-cell>
          <table:table-cell office:value-type="string" calcext:value-type="string">
            <text:p>Major resistència als llamps</text:p>
          </table:table-cell>
          <table:table-cell office:value-type="string" calcext:value-type="string">
            <text:p>Instal·lació i manteniment més fàcils</text:p>
          </table:table-cell>
          <table:table-cell office:value-type="string" calcext:value-type="string">
            <text:p>Localització d’avaries més senzilla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in és el material més comú per als conductors en xarxes de baixa tensió tibades?</text:p>
          </table:table-cell>
          <table:table-cell office:value-type="string" calcext:value-type="string">
            <text:p>Coure</text:p>
          </table:table-cell>
          <table:table-cell office:value-type="string" calcext:value-type="string">
            <text:p>Alumini</text:p>
          </table:table-cell>
          <table:table-cell office:value-type="string" calcext:value-type="string">
            <text:p>Acer inoxidable</text:p>
          </table:table-cell>
          <table:table-cell office:value-type="string" calcext:value-type="string">
            <text:p>Ferro galvanitzat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Quin material s’utilitza habitualment per a l’aïllament de cables en xarxes de baixa tensió?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Polietilè reticulat (XLPE)</text:p>
          </table:table-cell>
          <table:table-cell office:value-type="string" calcext:value-type="string">
            <text:p>Cautxú</text:p>
          </table:table-cell>
          <table:table-cell office:value-type="string" calcext:value-type="string">
            <text:p>Fibra de vidre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En una línia trifàsica de baixa tensió, quina secció mínima ha de tenir el neutre?</text:p>
          </table:table-cell>
          <table:table-cell office:value-type="string" calcext:value-type="string">
            <text:p>Igual que la secció de la fase</text:p>
          </table:table-cell>
          <table:table-cell office:value-type="string" calcext:value-type="string">
            <text:p>Menor que la fase</text:p>
          </table:table-cell>
          <table:table-cell office:value-type="string" calcext:value-type="string">
            <text:p>1,5 vegades la fase</text:p>
          </table:table-cell>
          <table:table-cell office:value-type="string" calcext:value-type="string">
            <text:p>Depèn del tipus de conductor</text:p>
          </table:table-cell>
          <table:table-cell table:style-name="ce15" office:value-type="float" office:value="4" calcext:value-type="float">
            <text:p>4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Quina característica tenen els conductors de cables nus (despullats)?</text:p>
          </table:table-cell>
          <table:table-cell office:value-type="string" calcext:value-type="string">
            <text:p>Són d’acer inoxidable</text:p>
          </table:table-cell>
          <table:table-cell office:value-type="string" calcext:value-type="string">
            <text:p>No tenen aïllament</text:p>
          </table:table-cell>
          <table:table-cell office:value-type="string" calcext:value-type="string">
            <text:p>Estan fets de plom</text:p>
          </table:table-cell>
          <table:table-cell office:value-type="string" calcext:value-type="string">
            <text:p>S’utilitzen en xarxes soterrades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ada quants metres s'ha de connectar el neutre a terra en xarxes públiques de baixa tensió?</text:p>
          </table:table-cell>
          <table:table-cell office:value-type="string" calcext:value-type="string">
            <text:p>Cada 100 metres</text:p>
          </table:table-cell>
          <table:table-cell office:value-type="string" calcext:value-type="string">
            <text:p>Cada 500 metres</text:p>
          </table:table-cell>
          <table:table-cell office:value-type="string" calcext:value-type="string">
            <text:p>Cada 1000 metres</text:p>
          </table:table-cell>
          <table:table-cell office:value-type="string" calcext:value-type="string">
            <text:p>Cada 50 metres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Quin tipus de suport s’utilitza per suportar tant el pes com la tensió dels cables en xarxes tibades?</text:p>
          </table:table-cell>
          <table:table-cell office:value-type="string" calcext:value-type="string">
            <text:p>Suports d’alineació</text:p>
          </table:table-cell>
          <table:table-cell office:value-type="string" calcext:value-type="string">
            <text:p>Suports d’ancoratge</text:p>
          </table:table-cell>
          <table:table-cell office:value-type="string" calcext:value-type="string">
            <text:p>Suports de fusta</text:p>
          </table:table-cell>
          <table:table-cell office:value-type="string" calcext:value-type="string">
            <text:p>Suports metàl·lics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Quina és l’altura mínima que ha de tenir una línia de baixa tensió tibada sobre una via pública?</text:p>
          </table:table-cell>
          <table:table-cell office:value-type="string" calcext:value-type="string">
            <text:p>4 metres</text:p>
          </table:table-cell>
          <table:table-cell office:value-type="string" calcext:value-type="string">
            <text:p>5 metres</text:p>
          </table:table-cell>
          <table:table-cell office:value-type="string" calcext:value-type="string">
            <text:p>6 metres</text:p>
          </table:table-cell>
          <table:table-cell office:value-type="string" calcext:value-type="string">
            <text:p>3 metres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3" calcext:value-type="float">
            <text:p>13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8" calcext:value-type="float">
            <text:p>18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number-columns-repeated="5"/>
          <table:table-cell table:style-name="ce15"/>
          <table:table-cell table:style-name="ce1" table:number-columns-repeated="16376"/>
        </table:table-row>
        <table:table-row table:style-name="ro3">
          <table:table-cell/>
          <table:table-cell table:style-name="ce4" office:value-type="float" office:value="20" calcext:value-type="float">
            <text:p>20</text:p>
          </table:table-cell>
          <table:table-cell table:style-name="ce7" table:number-columns-repeated="5"/>
          <table:table-cell table:style-name="ce16"/>
          <table:table-cell table:style-name="ce1" table:number-columns-repeated="16376"/>
        </table:table-row>
        <table:table-row table:style-name="ro3">
          <table:table-cell table:number-columns-repeated="8"/>
          <table:table-cell table:style-name="ce1" table:number-columns-repeated="16376"/>
        </table:table-row>
        <table:table-row table:style-name="ro3" table:visibility="collapse" table:number-rows-repeated="80">
          <table:table-cell table:number-columns-repeated="8"/>
          <table:table-cell table:style-name="ce1" table:number-columns-repeated="16376"/>
        </table:table-row>
        <table:table-row table:style-name="ro4" table:visibility="collapse" table:number-rows-repeated="120">
          <table:table-cell table:number-columns-repeated="8"/>
          <table:table-cell table:style-name="ce1" table:number-columns-repeated="16376"/>
        </table:table-row>
        <table:table-row table:style-name="ro5" table:visibility="collapse" table:number-rows-repeated="773">
          <table:table-cell table:number-columns-repeated="8"/>
          <table:table-cell table:style-name="ce1" table:number-columns-repeated="16376"/>
        </table:table-row>
        <table:table-row table:style-name="ro6" table:visibility="collapse" table:number-rows-repeated="1047577">
          <table:table-cell table:number-columns-repeated="8"/>
          <table:table-cell table:style-name="ce1" table:number-columns-repeated="16376"/>
        </table:table-row>
        <table:table-row table:style-name="ro6" table:visibility="collapse">
          <table:table-cell table:number-columns-repeated="8"/>
          <table:table-cell table:style-name="ce1" table:number-columns-repeated="16376"/>
        </table:table-row>
      </table:table>
      <table:table table:name="data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row table:style-name="ro7">
          <table:table-cell table:number-columns-repeated="3"/>
          <table:table-cell table:style-name="ce13"/>
          <table:table-cell table:number-columns-repeated="7"/>
        </table:table-row>
        <table:table-row table:style-name="ro6">
          <table:table-cell table:number-columns-repeated="2"/>
          <table:table-cell table:formula="of:=LOWER(SUBSTITUTE(COM.MICROSOFT.CONCAT([$Preguntes.C3];&quot;_&quot;;[$Preguntes.D3]);&quot; &quot;;&quot;&quot;))" office:value-type="string" office:string-value="tomeufraregomila_ut01" calcext:value-type="string">
            <text:p>tomeufraregomila_ut01</text:p>
          </table:table-cell>
          <table:table-cell table:style-name="ce13"/>
          <table:table-cell table:number-columns-repeated="7"/>
        </table:table-row>
        <table:table-row table:style-name="ro8">
          <table:table-cell table:number-columns-repeated="2"/>
          <table:table-cell table:style-name="ce17" table:formula="of:=COM.MICROSOFT.CONCAT([.E5];[.C5];[.F5])" office:value-type="string" office:string-value="&lt;!DOCTYPE html&gt;&#10;&lt;head&gt;&#10;    &lt;title id=&quot;titol&quot;&gt;&lt;/title&gt;&#10;    &lt;link rel=&quot;icon&quot; type=&quot;image/x-icon&quot; href=../img/favicon.png&gt;&#10;    &lt;meta charset=&quot;UTF-8&quot;&gt;&#10;&lt;/head&gt;&#10;&#10;&lt;script&gt;&#10;window.texme = {&#10;    renderOnLoad: false,&#10;    markdownURL: '../js/marked/marked.min.js',&#10;    MathJaxURL: '../js/mathjax/es5/tex-mml-chtml.js'&#10;}&#10;&lt;/script&gt;&#10;&lt;script src=&quot;../js/texme/texme.js&quot;&gt;&lt;/script&gt;&#10;&#10;&lt;textarea id=&quot;enunciat&quot;&gt;&#10;~~~&#10;&amp;nbsp;&#10;    Permutació: [[p2]]&#10;&amp;nbsp;&#10;~~~&#10;&#10;## Preguntes&#10;&#10;[[p1]]&#10;&#10;## Resposta&#10;&#10;[[i1]]&#10;&lt;/textarea&gt;&#10;&#10;&lt;script&gt;&#10;&#10;const titol = &quot;Test fet per alumnes&quot;;&#10;const puntuacions = [&quot;&quot;, 10];&#10;&#10;let p01 = &quot;&quot;;&#10;const preguntes = [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];&#10;&#10;let permutacio = &quot;&quot;;&#10;const num_preg = preguntes.length;&#10;const num_resp = preguntes[0].length-1;&#10;const fact_np = factorial(num_preg);&#10;const fact_nr = factorial(num_resp);&#10;/*let ordre_preg = Math.floor(aleat(0, fact_np - 1)/1e16)*/;&#10;let ordre_preg = aleat(0, fact_np - 1);&#10;&#10;console.log(ordre_preg)&#10;permutacio += ordre_preg + &quot;_&quot;;&#10;//ordre_preg *= 1e16;&#10;&#10;const preg_ordenades = obtenirPermutacio(preguntes, ordre_preg);&#10;&#10;for (let i = 0; i &lt; num_preg; i++){&#10;    p01 += '&lt;p&gt;&lt;b&gt;' + (i+1) + '.&lt;/b&gt; ' + preg_ordenades[i][0] + '&lt;/p&gt;';&#10;    let ordre_resp = aleat (0, fact_nr - 1);&#10;    permutacio += ordre_resp + &quot;.&quot;;&#10;&#10;    let resp = obtenirPermutacio(preg_ordenades[i].slice(1), ordre_resp);&#10;    p01 += '&lt;ol style=&quot;list-style-type: none;&quot;&gt;'&#10;    for (let j = 0; j &lt; num_resp; j++){&#10;        p01 += '&lt;li class=&quot;preg&quot;&gt;&lt;span&gt;&lt;i&gt;' + nombreALletra(j+1) +&#10;               '&lt;/i&gt;) &lt;/span&gt;&lt;span style=&quot;flex: 1;&quot;&gt;' +&#10;               resp[j] + &quot;&lt;/span&gt;&lt;/li&gt;&quot;&#10;    }&#10;    p01 += &quot;&lt;/ol&gt;&quot;&#10;}&#10;&#10;p02 = permutacio;&#10;&#10;function estableixParametres(){&#10;    array = [&#10;      p01, p02&#10;    ];&#10;    parametres = parametres.concat(array);  // no tocar aquesta línia&#10;}&#10;&#10;function calcula(){&#10;&#10;}&#10;&#10;&#10;&#10;&#10;&#10;// # D. ENTRENADOR SERVERI ============================================&#10;&#10;let txtEnunciat = &quot;&quot;;&#10;let parametres = [&quot;&quot;];&#10;let solucions = [&quot;&quot;];&#10;let respostes = [&quot;&quot;];&#10;let alumne = {&#10;    nom: &quot;&quot;,&#10;    cicle: &quot;CIFP Politècnic de Llevant&quot;,&#10;    anys: &quot;20__/20__&quot;&#10;}&#10;let tlog = &quot;&quot;;          &#10;&#10;window.onload = function (){&#10;    // txtEnunciat és una variable global&#10;    txtEnunciat = document.getElementById(&quot;enunciat&quot;).value;&#10;    renderEnunciat(txtEnunciat);&#10;}&#10;&#10;function renderEnunciat(){&#10;    let txt = &quot;&quot;;&#10;    estableixParametres(); // Va al punt 3.2. de l'apartat C. (script)&#10;    txt = '&lt;h1 align =&quot;center&quot;&gt;' + titol + &quot;&lt;/h1&gt;\n&amp;nbsp;\n\n&quot; +&#10;          txtEnunciat;&#10;    txt = exportarParametres(txt);&#10;    txt = crearInputs(txt);&#10;    txt = crearIdentificacio(txt);&#10;    document.getElementById(&quot;enunciat&quot;).innerHTML = txt;&#10;    document.getElementById(&quot;titol&quot;).innerText = titol;&#10;    texme.renderPage();&#10;}&#10;&#10;function exportarParametres(txt){&#10;    let patro = &quot;&quot;, canvi = &quot;&quot;;&#10;    const fi = parametres.length;&#10;    for (let i = 1; i &lt; parametres.length; i++) {&#10;        patro = &quot;[[p&quot; + i +&quot;]]&quot;;&#10;        canvi = parametres[i];&#10;        txt = txt.replace(patro, canvi);&#10;    }&#10;    return txt;&#10;}&#10;&#10;function crearInputs(txt){&#10;    let patro = &quot;&quot;, canvi = &quot;&quot;;&#10;    for (let i = 1; i &lt; puntuacions.length; i++) {&#10;        patro = &quot;[[i&quot; + i +&quot;]]&quot;;&#10;        canvi = '&lt;input type=&quot;text&quot; onwheel=&quot;return false;&quot; ';&#10;        canvi += 'id=&quot;i'+ i +'&quot; style=&quot;width: 300px&quot;&gt;';&#10;        txt = txt.replace(patro, canvi);&#10;    }&#10;    return txt;&#10;}&#10;&#10;function crearIdentificacio(txt){&#10;txt += `&#10;&lt;h2&gt;Identificació de l'alumne&lt;/h2&gt;&#10;&#10;&lt;form id=&quot;avalua&quot; onsubmit=&quot;event.preventDefault() &amp; avalua()&quot;&gt;&#10;    &lt;label&gt;Nom de l'alumne: &lt;/label&gt;&#10;    &lt;input id=&quot;nom&quot; style=&quot;width: 400px&quot;/&gt;&#10;    &lt;div&gt;&#10;        &lt;input type=&quot;checkbox&quot; id=&quot;informat&quot; required/&gt;&#10;        &lt;label&gt;&#10;            Entenc que al premer el botó avaluar no es pot tornar&#10;            enrera.&#10;        &lt;/label&gt;&#10;    &lt;/div&gt;&#10;    &lt;br/&gt;&#10;    &lt;div style=&quot;text-align: center;&quot;&gt;&#10;        &lt;button type=&quot;submit&quot; id=&quot;boto&quot;&#10;            style=&quot;font-size: 20px; color: #AA5050;&quot;&gt;&#10;            Avaluar&#10;        &lt;/button&gt;&#10;    &lt;/div&gt;&#10;&lt;/form&gt;&#10;`; return txt;&#10;}&#10;&#10;function avalua(){&#10;    importaRespostes();&#10;    resetejar();&#10;    renderAvaluacio();&#10;}&#10;&#10;function importaRespostes(){&#10;    respostes[0] = document.getElementById(&quot;i1&quot;).value&#10;    alumne.nom = document.getElementById(&quot;nom&quot;).value;&#10;}&#10;&#10;function resetejar(){&#10;    const ppal = document.getElementsByTagName(&quot;main&quot;)[0];&#10;    const body = ppal.parentNode;&#10;    const textArea = body.appendChild(document.createElement(&quot;textarea&quot;));&#10;    body.removeChild(ppal);&#10;    textArea.setAttribute(&quot;id&quot;, &quot;avaluacio&quot;);&#10;}&#10;&#10;function renderAvaluacio(){&#10;    let txt = &quot;&quot;;&#10;    txt += '&lt;h1 align=&quot;center&quot;&gt; Avaluació&lt;/h1&gt;\n' +&#10;           '&lt;h2 align=&quot;center&quot; style=&quot;color: #888&quot;&gt;' + titol +&#10;           &quot;&lt;/h2&gt;\n&amp;nbsp;\n\n&quot;&#10;    txt += [&#10;    &quot;## Presentació de resultats&quot;,&#10;    &quot;&quot;,&#10;    &quot;L'alumne **[[nom]]**, del [[cicle]] (any [[any]]) serà qualificat manualment.&quot;,&#10;    &quot;&quot;,&#10;    ].join(&quot;\n&quot;) + &quot;\n&quot;;&#10;    txt += txtEnunciat;&#10;&#10;    txt = identificarAlumne(txt);&#10;    txt = puntua(txt);&#10;    txt = txt.replace(&quot;## Identificació de l'alumne:\n\n&quot;+&#10;        &quot;[[identificacio]]&quot;, &quot;&quot;);&#10;    txt +=  &quot;\n&quot; + tlog + &quot;\n&quot;;&#10;    document.getElementById(&quot;avaluacio&quot;).innerHTML = txt;&#10;    texme.renderPage();&#10;}&#10;&#10;function identificarAlumne(txt){&#10;    txt = txt.replace(&quot;[[nom]]&quot;, alumne.nom);&#10;    txt = txt.replace(&quot;[[cicle]]&quot;, alumne.cicle);&#10;    txt = txt.replace(&quot;[[any]]&quot;, alumne.anys);&#10;    return txt;&#10;}&#10;&#10;function puntua(txt){&#10;    calcula();&#10;&#10;    txt = exportarParametres(txt);&#10;&#10;    patro = &quot;[[i1]]&quot;;&#10;    canvi = &quot;~~~\n    &quot; + respostes[0] + &quot;\n\n\n~~~&quot;;&#10;&#10;    txt = txt.replace(patro, canvi);&#10;&#10;    return txt;&#10;}&#10;&#10;function aleat(min, max) { // enter aleat entre min i max (inclosos)&#10;    const a = Math.ceil(min);&#10;    const b = Math.floor(max);&#10;    const c = Math.floor(Math.random() * (b - a + 1) + a);&#10;    return c;&#10;}&#10;&#10;function triaElementMatriu (matriu){&#10;    const aleat = Math.floor(Math.random() * (matriu.length));&#10;    return matriu[aleat.toFixed(0)];&#10;}&#10;&#10;function factorial(n) {&#10;    return n &lt;= 1 ? 1 : n * factorial(n - 1);&#10;}&#10;&#10;// Funció per obtenir la permutació d'un índex específic&#10;function obtenirPermutacio(array, index) {&#10;    let permutacio = [];&#10;    let elements = array.slice(); // Copia de l'array per a evitar&#10;                                  // modificar l'original&#10;    let n = elements.length;&#10;&#10;    // Calcular la permutació utilitzant factorials&#10;    for (let i = 0; i &lt; n; i++) {&#10;        let fact = factorial(n - i - 1);&#10;        let posicio = Math.floor(index / fact);&#10;        permutacio.push(elements[posicio]);&#10;        elements.splice(posicio, 1);&#10;        index %= fact;&#10;    }&#10;&#10;    return permutacio;&#10;}&#10;&#10;function permutacions(array) {&#10;&#10;    let resultat = [];&#10;&#10;    // Funció recursiva per a generar les permutacions&#10;    function generarPermutacions(actual, resta) {&#10;        if (resta.length === 0) {&#10;            resultat.push(actual);&#10;        } else {&#10;            for (let i = 0; i &lt; resta.length; i++) {&#10;                let actualNova = actual.concat(resta[i]);&#10;                let restaNova = resta.slice(0, i).concat(resta.slice(i + 1));&#10;                generarPermutacions(actualNova, restaNova);&#10;            }&#10;        }&#10;    }&#10;&#10;    generarPermutacions([], array);&#10;    return resultat;&#10;}&#10;&#10;&#10;function nombreALletra(nombre) {&#10;    const ascii = 97; // Codi ASCII de 'a'&#10;    if (nombre &gt;= 1 &amp;&amp; nombre &lt;= 26) {&#10;        // Convertir el nombre en el caràcter corresponent utilitzant el codi ASCII&#10;        return String.fromCharCode(ascii + nombre - 1);&#10;    } else {&#10;        return null; // Retornar null si el nombre està fora de rang&#10;    }&#10;}&#10;&#10;&lt;/script&gt;" calcext:value-type="string">
            <text:p>&lt;!DOCTYPE html&gt;</text:p>
            <text:p>&lt;head&gt;</text:p>
            <text:p>    &lt;title id="titol"&gt;&lt;/title&gt;</text:p>
            <text:p>    &lt;link rel="icon" type="image/x-icon" href=../img/favicon.png&gt;</text:p>
            <text:p>    &lt;meta charset="UTF-8"&gt;</text:p>
            <text:p>&lt;/head&gt;</text:p>
            <text:p/>
            <text:p>&lt;script&gt;</text:p>
            <text:p>window.texme = {</text:p>
            <text:p>    renderOnLoad: false,</text:p>
            <text:p>    markdownURL: '../js/marked/marked.min.js',</text:p>
            <text:p>    MathJaxURL: '../js/mathjax/es5/tex-mml-chtml.js'</text:p>
            <text:p>}</text:p>
            <text:p>&lt;/script&gt;</text:p>
            <text:p>&lt;script src="../js/texme/texme.js"&gt;&lt;/script&gt;</text:p>
            <text:p/>
            <text:p>&lt;textarea id="enunciat"&gt;</text:p>
            <text:p>~~~</text:p>
            <text:p>&amp;nbsp;</text:p>
            <text:p>    Permutació: [[p2]]</text:p>
            <text:p>&amp;nbsp;</text:p>
            <text:p>~~~</text:p>
            <text:p/>
            <text:p>## Preguntes</text:p>
            <text:p/>
            <text:p>[[p1]]</text:p>
            <text:p/>
            <text:p>## Resposta</text:p>
            <text:p/>
            <text:p>[[i1]]</text:p>
            <text:p>&lt;/textarea&gt;</text:p>
            <text:p/>
            <text:p>&lt;script&gt;</text:p>
            <text:p/>
            <text:p>const titol = "Test fet per alumnes";</text:p>
            <text:p>const puntuacions = ["", 10];</text:p>
            <text:p/>
            <text:p>let p01 = "";</text:p>
            <text:p>const preguntes = [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>];</text:p>
            <text:p/>
            <text:p>let permutacio = "";</text:p>
            <text:p>const num_preg = preguntes.length;</text:p>
            <text:p>const num_resp = preguntes[0].length-1;</text:p>
            <text:p>const fact_np = factorial(num_preg);</text:p>
            <text:p>const fact_nr = factorial(num_resp);</text:p>
            <text:p>/*let ordre_preg = Math.floor(aleat(0, fact_np - 1)/1e16)*/;</text:p>
            <text:p>let ordre_preg = aleat(0, fact_np - 1);</text:p>
            <text:p/>
            <text:p>console.log(ordre_preg)</text:p>
            <text:p>permutacio += ordre_preg + "_";</text:p>
            <text:p>//ordre_preg *= 1e16;</text:p>
            <text:p/>
            <text:p>const preg_ordenades = obtenirPermutacio(preguntes, ordre_preg);</text:p>
            <text:p/>
            <text:p>for (let i = 0; i &lt; num_preg; i++){</text:p>
            <text:p>    p01 += '&lt;p&gt;&lt;b&gt;' + (i+1) + '.&lt;/b&gt; ' + preg_ordenades[i][0] + '&lt;/p&gt;';</text:p>
            <text:p>    let ordre_resp = aleat (0, fact_nr - 1);</text:p>
            <text:p>    permutacio += ordre_resp + ".";</text:p>
            <text:p/>
            <text:p>    let resp = obtenirPermutacio(preg_ordenades[i].slice(1), ordre_resp);</text:p>
            <text:p>    p01 += '&lt;ol style="list-style-type: none;"&gt;'</text:p>
            <text:p>    for (let j = 0; j &lt; num_resp; j++){</text:p>
            <text:p>        p01 += '&lt;li class="preg"&gt;&lt;span&gt;&lt;i&gt;' + nombreALletra(j+1) +</text:p>
            <text:p>               '&lt;/i&gt;) &lt;/span&gt;&lt;span style="flex: 1;"&gt;' +</text:p>
            <text:p>               resp[j] + "&lt;/span&gt;&lt;/li&gt;"</text:p>
            <text:p>    }</text:p>
            <text:p>    p01 += "&lt;/ol&gt;"</text:p>
            <text:p>}</text:p>
            <text:p/>
            <text:p>p02 = permutacio;</text:p>
            <text:p/>
            <text:p>function estableixParametres(){</text:p>
            <text:p>    array = [</text:p>
            <text:p>      p01, p02</text:p>
            <text:p>    ];</text:p>
            <text:p>    parametres = parametres.concat(array);  // no tocar aquesta línia</text:p>
            <text:p>}</text:p>
            <text:p/>
            <text:p>function calcula(){</text:p>
            <text:p/>
            <text:p>}</text:p>
            <text:p/>
            <text:p/>
            <text:p/>
            <text:p/>
            <text:p/>
            <text:p>// # D. ENTRENADOR SERVERI ============================================</text:p>
            <text:p/>
            <text:p>let txtEnunciat = "";</text:p>
            <text:p>let parametres = [""];</text:p>
            <text:p>let solucions = [""];</text:p>
            <text:p>let respostes = [""];</text:p>
            <text:p>let alumne = {</text:p>
            <text:p>    nom: "",</text:p>
            <text:p>    cicle: "CIFP Politècnic de Llevant",</text:p>
            <text:p>    anys: "20__/20__"</text:p>
            <text:p>}</text:p>
            <text:p>let tlog = "";          </text:p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 // Va al punt 3.2. de l'apartat C. (script)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parametres[i]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serà qualificat manualment.",</text:p>
            <text:p>    "",</text:p>
            <text:p>    ].join("\n") + "\n";</text:p>
            <text:p>    txt += txtEnunciat;</text:p>
            <text:p/>
            <text:p>    txt = identificarAlumne(txt);</text:p>
            <text:p>    txt = puntua(txt);</text:p>
            <text:p>    txt = txt.replace("## Identificació de l'alumne:\n\n"+</text:p>
            <text:p>        "[[identificacio]]", "");</text:p>
            <text:p>    txt +=  "\n" + tlog + "\n"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= exportarParametres(txt);</text:p>
            <text:p/>
            <text:p>    patro = "[[i1]]";</text:p>
            <text:p>    canvi = "~~~\n    " + respostes[0] + "\n\n\n~~~";</text:p>
            <text:p/>
            <text:p>    txt = txt.replace(patro, canvi);</text:p>
            <text:p/>
            <text:p>    return txt;</text:p>
            <text:p>}</text:p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nombreALletra(nombre) {</text:p>
            <text:p>    const ascii = 97; // Codi ASCII de 'a'</text:p>
            <text:p>    if (nombre &gt;= 1 &amp;&amp; nombre &lt;= 26) {</text:p>
            <text:p>        // Convertir el nombre en el caràcter corresponent utilitzant el codi ASCII</text:p>
            <text:p>        return String.fromCharCode(ascii + nombre - 1);</text:p>
            <text:p>    } else {</text:p>
            <text:p>        return null; // Retornar null si el nombre està fora de rang</text:p>
            <text:p>    }</text:p>
            <text:p>}</text:p>
            <text:p/>
            <text:p>&lt;/script&gt;</text:p>
          </table:table-cell>
          <table:table-cell table:style-name="ce13"/>
          <table:table-cell table:number-columns-repeated="7"/>
        </table:table-row>
        <table:table-row table:style-name="ro8">
          <table:table-cell table:number-columns-repeated="2"/>
          <table:table-cell table:style-name="ce17" table:formula="of:=COM.MICROSOFT.CONCAT([.H5];[.C5];[.I5];[.D5];[.J5])" office:value-type="string" office:string-value="&lt;!DOCTYPE html&gt;&#10;&lt;head&gt;&#10;    &lt;title id=&quot;titol&quot;&gt;&lt;/title&gt;&#10;    &lt;link rel=&quot;icon&quot; type=&quot;image/x-icon&quot; href=img/favicon.png&gt;&#10;    &lt;meta charset=&quot;UTF-8&quot;&gt;&#10;&#10;    &lt;style&gt;&#10;&#10;    li.preg {&#10;        display: flex;&#10;        align-items: flex-start;&#10;        gap: 0.5em;&#10;        text-align: justify;&#10;        text-justify: inter-word;&#10;&#10;    }&#10;    p, li{&#10;        text-align: justify;&#10;        text-justify: inter-word;&#10;    }&#10;    img[alt=&quot;segell&quot;]{&#10;        position: absolute;&#10;        z-index: 2;&#10;    }&#10;    .bgtxt{&#10;        position: relative;&#10;        z-index: 1;&#10;    }&#10;    &lt;/style&gt;&#10;&lt;/head&gt;&#10;&#10;&lt;script&gt;&#10;window.texme = {&#10;    renderOnLoad: false,&#10;    MarkdownURL: '../js/marked/marked.min.js',&#10;    MathJaxURL: '../js/mathjax/es5/tex-mml-chtml.js'&#10;}&#10;&lt;/script&gt;&#10;&lt;script src=&quot;../js/texme/texme.js&quot;&gt;&lt;/script&gt;&#10;&#10;&lt;textarea id=&quot;enunciat&quot;&gt;&#10;&#10;Introdueix aquí la teva permutació: &lt;br/&gt;&#10;[[i1]]&#10;&#10;Introdueix aquí la teva resposta: &lt;br/&gt;&#10;[[i2]]&#10;&#10;&lt;/textarea&gt;&#10;&#10;&#10;&#10;&lt;script&gt;&#10;&#10;const titol = &quot;Comprovador de test fet per alumnes&quot;;&#10;const puntuacions = [&quot;&quot;,&#10;];&#10;&#10;let txtav = &quot;&quot;;&#10;let pts = 0;&#10;let ptsTotals = 0;&#10;&#10;const preguntes = [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];&#10;&#10;const solucions_test = [&#10;2, 1, 3, 2, 2, 4, 3, 2, 2, 2, ];&#10;const opcions_test = [1, 2, 3, 4];&#10;&#10;let permutacio = &quot;&quot;;&#10;const num_preg = solucions_test.length;&#10;const num_resp = opcions_test.length;&#10;ptsTotals = num_preg;&#10;&#10;function estableixParametres(){&#10;    array = [/* p01, p02, p03, p04, p05 */]; // actualitzar entre []&#10;    parametres = parametres.concat(array);  // no tocar aquesta línia&#10;}&#10;&#10;function calcula(){&#10;    const permutacio = respostes [0];&#10;&#10;    const permpreg = permutacio.split(&quot;_&quot;)[0];&#10;    const permresp = permutacio.split(&quot;_&quot;)[1].split(&quot;.&quot;);&#10;    const respostes_alumne = respostes [1].split(&quot;&quot;);&#10;&#10;    const preg_ordenades = obtenirPermutacio(preguntes, permpreg);&#10;    const sol_ordenades = obtenirPermutacio(solucions_test, permpreg);&#10;&#10;&#10;    for (let i = 0; i &lt; num_preg; i++){&#10;        preg = preg_ordenades[i][0];&#10;&#10;&#10;        let resp =&#10;         obtenirPermutacio(preg_ordenades[i].slice(1), permresp[i]);&#10;&#10;        let pr = permresp[i];&#10;        let opcions_permutades = obtenirPermutacio(opcions_test, pr);&#10;&#10;&#10;        let st = sol_ordenades[i];&#10;        let opcio_correcta = opcions_permutades.indexOf(st) + 1;&#10;        let opcio_marcada = lletraANombre(respostes_alumne[i]);&#10;        let color = &quot;black&quot;;&#10;        let marcador = &quot;&quot;;&#10;&#10;        if (opcio_correcta === 0) {&#10;            ptsTotals -= 1;&#10;            color = &quot;gray&quot;;&#10;            txtav += '\n\n&lt;div&gt;\n'+&#10;             '&lt;p&gt;&lt;b&gt;' + (i+1) + '.&lt;/b&gt; ' + preg + '&lt;/p&gt;' +&#10;             '&lt;img src=&quot;img/anul·lada.png&quot; alt=&quot;segell&quot;/&gt;\n' +&#10;             '&lt;div class=&quot;bgtxt&quot;&gt;\n'&#10;        }else{&#10;            txtav += &quot;&lt;p&gt;&lt;b&gt;&quot; + (i+1) + '.&lt;/b&gt; ' + preg + '&lt;/p&gt;';&#10;        }&#10;        txtav += '&lt;ol style=&quot;list-style-type: none;&quot;&gt;\n';&#10;&#10;&#10;        for (let j = 0; j &lt; num_resp; j++){&#10;            a = j + 1;&#10;            if (opcio_correcta === 0){&#10;                color = &quot;gray&quot;;&#10;            } else if (a === opcio_correcta &amp;&amp; a === opcio_marcada){&#10;                color = &quot;green&quot;;&#10;                marcador = &quot;⇦&quot;;&#10;                pts += 1;&#10;            } else if (a === opcio_correcta &amp;&amp; a != opcio_marcada){&#10;                marcador = &quot;⇦&quot;;&#10;            } else if (a != opcio_correcta &amp;&amp; a === opcio_marcada){&#10;                color = &quot;red&quot;;&#10;                pts -= 1/(num_resp-1);&#10;            } else if (a != opcio_correcta &amp;&amp; a != opcio_marcada){&#10;            }&#10;            txtav += '&lt;li class=&quot;preg&quot;&gt;&lt;span style=&quot;color: ' +&#10;             color + ';&quot;&gt;&lt;i&gt;' + nombreALletra(j+1) + '&lt;/i&gt;) &lt;/span&gt;&lt;span style=&quot;flex: 1; color: ' + color + ';&quot;&gt;' +&#10;             resp[j] + marcador + &quot;&lt;/span&gt;&lt;/li&gt;&quot;&#10;            color = &quot;black&quot;;&#10;            marcador = &quot;&quot;;&#10;        } // fi for respostes&#10;        if (opcio_correcta === 0) {&#10;            txtav += '&lt;/div&gt;\n&lt;/div&gt;&lt;/ol&gt;&lt;br/&gt;\n\n'&#10;        }else{&#10;            txtav += &quot;&lt;/ol&gt;\n&quot;;&#10;        }&#10;    } // fi for preguntes&#10;} //fi calcula();&#10;&#10;let txtEnunciat = &quot;&quot;;   // l'enunciat de l'apartat B.&#10;let parametres = [&quot;&quot;];  // els paràmetres del punt 3.1.&#10;let solucions = [&quot;&quot;];   // els valors que ha donat el programa.&#10;let respostes = [&quot;&quot;];   // els valors que ha donat l'alumne.&#10;let alumne = {&#10;    nom: &quot;&quot;,&#10;    cicle: &quot;No teterminat ja que aplica a diferents cicles&quot;,&#10;    anys: &quot;20__/20__&quot;&#10;}&#10;let tlog = &quot;&quot;;          // log que apareix al final de l'avaluació.&#10;&#10;window.onload = function (){&#10;    // txtEnunciat és una variable global&#10;    txtEnunciat = document.getElementById(&quot;enunciat&quot;).value;&#10;    renderEnunciat(txtEnunciat);&#10;}&#10;&#10;function renderEnunciat(){&#10;    let txt = &quot;&quot;;&#10;    estableixParametres();&#10;    txt = '&lt;h1 align =&quot;center&quot;&gt;' + titol + &quot;&lt;/h1&gt;\n&amp;nbsp;\n\n&quot; +&#10;          txtEnunciat;&#10;    txt = exportarParametres(txt);&#10;    txt = crearInputs(txt);&#10;    txt = crearIdentificacio(txt);&#10;    document.getElementById(&quot;enunciat&quot;).innerHTML = txt;&#10;    document.getElementById(&quot;titol&quot;).innerText = titol;&#10;    texme.renderPage();&#10;}&#10;&#10;function exportarParametres(txt){&#10;    let patro = &quot;&quot;, canvi = &quot;&quot;;&#10;    const fi = parametres.length;&#10;    for (let i = 1; i &lt; parametres.length; i++) {&#10;        patro = &quot;[[p&quot; + i +&quot;]]&quot;;&#10;        canvi = l(parametres[i]);&#10;        txt = txt.replace(patro, canvi);&#10;    }&#10;    return txt;&#10;}&#10;&#10;function crearInputs(txt){&#10;    let patro = &quot;&quot;, canvi = &quot;&quot;;&#10;    patro = &quot;[[i1]]&quot;;&#10;    canvi = '&lt;input type=&quot;text&quot; onwheel=&quot;return false;&quot; ';&#10;    canvi += 'id=&quot;i1&quot; style=&quot;width: 300px&quot;&gt;';&#10;    txt = txt.replace(patro, canvi);&#10;    patro = &quot;[[i2]]&quot;;&#10;    canvi = '&lt;input type=&quot;text&quot; onwheel=&quot;return false;&quot; ';&#10;    canvi += 'id=&quot;i2&quot; style=&quot;width: 300px&quot;&gt;';&#10;    txt = txt.replace(patro, canvi);&#10;    /*for (let i = 1; i &lt; puntuacions.length; i++) {&#10;        patro = &quot;[[i&quot; + i +&quot;]]&quot;;&#10;        canvi = '&lt;input type=&quot;text&quot; onwheel=&quot;return false;&quot; ';&#10;        canvi += 'id=&quot;i'+ i +'&quot; style=&quot;width: 300px&quot;&gt;';&#10;        txt = txt.replace(patro, canvi);&#10;    }*/&#10;    return txt;&#10;}&#10;&#10;function crearIdentificacio(txt){&#10;txt += `&#10;&lt;h2&gt;Identificació de l'alumne&lt;/h2&gt;&#10;&#10;&lt;form id=&quot;avalua&quot; onsubmit=&quot;event.preventDefault() &amp; avalua()&quot;&gt;&#10;    &lt;label&gt;Nom de l'alumne: &lt;/label&gt;&#10;    &lt;input id=&quot;nom&quot; style=&quot;width: 400px&quot;/&gt;&#10;    &lt;div&gt;&#10;        &lt;input type=&quot;checkbox&quot; id=&quot;informat&quot; required/&gt;&#10;        &lt;label&gt;&#10;            Entenc que al premer el botó avaluar no es pot tornar&#10;            enrera.&#10;        &lt;/label&gt;&#10;    &lt;/div&gt;&#10;    &lt;br/&gt;&#10;    &lt;div style=&quot;text-align: center;&quot;&gt;&#10;        &lt;button type=&quot;submit&quot; id=&quot;boto&quot;&#10;            style=&quot;font-size: 20px; color: #AA5050;&quot;&gt;&#10;            Avaluar&#10;        &lt;/button&gt;&#10;    &lt;/div&gt;&#10;&lt;/form&gt;&#10;`; return txt;&#10;}&#10;&#10;function avalua(){&#10;    importaRespostes();&#10;    resetejar();&#10;    renderAvaluacio();&#10;}&#10;&#10;function importaRespostes(){&#10;    respostes[0] = document.getElementById(&quot;i1&quot;).value;&#10;    respostes[1] = document.getElementById(&quot;i2&quot;).value;&#10;    alumne.nom = document.getElementById(&quot;nom&quot;).value;&#10;}&#10;&#10;function resetejar(){&#10;    const ppal = document.getElementsByTagName(&quot;main&quot;)[0];&#10;    const body = ppal.parentNode;&#10;    const textArea = body.appendChild(document.createElement(&quot;textarea&quot;));&#10;    body.removeChild(ppal);&#10;    textArea.setAttribute(&quot;id&quot;, &quot;avaluacio&quot;);&#10;}&#10;&#10;function renderAvaluacio(){&#10;    let txt = &quot;&quot;;&#10;    txt += '&lt;h1 align=&quot;center&quot;&gt; Avaluació&lt;/h1&gt;\n' +&#10;           '&lt;h2 align=&quot;center&quot; style=&quot;color: #888&quot;&gt;' + titol +&#10;           &quot;&lt;/h2&gt;\n&amp;nbsp;\n\n&quot;&#10;    txt += [&#10;    &quot;## Presentació de resultats&quot;,&#10;    &quot;&quot;,&#10;    &quot;L'alumne **[[nom]]**, del [[cicle]] (any [[any]]) ha obtingut una&quot;,&#10;    &quot;qualificació de:&quot;,&#10;&#10;    &quot;&gt; [[nota]]&quot;&#10;    ].join(&quot;\n&quot;) + &quot;\n\n\n&quot;;&#10;&#10;    txt = identificarAlumne(txt);&#10;    txt = puntua(txt);&#10;&#10;    console.log(txt);&#10;    document.getElementById(&quot;avaluacio&quot;).innerHTML = txt;&#10;    texme.renderPage();&#10;}&#10;&#10;function identificarAlumne(txt){&#10;    txt = txt.replace(&quot;[[nom]]&quot;, alumne.nom);&#10;    txt = txt.replace(&quot;[[cicle]]&quot;, alumne.cicle);&#10;    txt = txt.replace(&quot;[[any]]&quot;, alumne.anys);&#10;    return txt;&#10;}&#10;&#10;function puntua(txt){&#10;    calcula();&#10;&#10;    txt += txtav;&#10;&#10;    let ptsAlumne = pts;&#10;    let canvi = &quot;&quot;, patro = &quot;&quot;;&#10;&#10;    txt = txt.replace(&quot;[[nota]]&quot;, &quot;S'han aconseguit: &quot;+ xs(ptsAlumne, 2) +&#10;        &quot; punts de &quot; + xs(ptsTotals, 2) + &quot; possibles.\n&gt;\n&gt;&quot; +&#10;        &quot;**Nota final: &quot; + xs(ptsAlumne/ptsTotals*10, 2) + &quot;**&quot;);&#10;&#10;    return txt;&#10;}&#10;&#10;function aleat(min, max) { // enter aleat entre min i max (inclosos)&#10;    const a = Math.ceil(min);&#10;    const b = Math.floor(max);&#10;    const c = Math.floor(Math.random() * (b - a + 1) + a);&#10;    return c;&#10;}&#10;&#10;function triaElementMatriu (matriu){&#10;    const aleat = Math.floor(Math.random() * (matriu.length));&#10;    return matriu[aleat.toFixed(0)];&#10;}&#10;&#10;function factorial(n) {&#10;    return n &lt;= 1 ? 1 : n * factorial(n - 1);&#10;}&#10;&#10;// Funció per obtenir la permutació d'un índex específic&#10;function obtenirPermutacio(array, index) {&#10;    let permutacio = [];&#10;    let elements = array.slice(); // Copia de l'array per a evitar&#10;                                  // modificar l'original&#10;    let n = elements.length;&#10;&#10;    // Calcular la permutació utilitzant factorials&#10;    for (let i = 0; i &lt; n; i++) {&#10;        let fact = factorial(n - i - 1);&#10;        let posicio = Math.floor(index / fact);&#10;        permutacio.push(elements[posicio]);&#10;        elements.splice(posicio, 1);&#10;        index %= fact;&#10;    }&#10;&#10;    return permutacio;&#10;}&#10;&#10;function permutacions(array) {&#10;&#10;    let resultat = [];&#10;&#10;    // Funció recursiva per a generar les permutacions&#10;    function generarPermutacions(actual, resta) {&#10;        if (resta.length === 0) {&#10;            resultat.push(actual);&#10;        } else {&#10;            for (let i = 0; i &lt; resta.length; i++) {&#10;                let actualNova = actual.concat(resta[i]);&#10;                let restaNova = resta.slice(0, i).concat(resta.slice(i + 1));&#10;                generarPermutacions(actualNova, restaNova);&#10;            }&#10;        }&#10;    }&#10;&#10;    generarPermutacions([], array);&#10;    return resultat;&#10;}&#10;&#10;&#10;function atan(a){&#10;    return Math.atan(a)*360/2/π;&#10;}&#10;&#10;function sin(a){&#10;    return Math.sin(a*2*π/360);&#10;}&#10;&#10;function cos(a){&#10;    return Math.cos(a*2*π/360);&#10;}&#10;&#10;function ln(a){&#10;    return Math.log(a);&#10;}&#10;&#10;function cbi(x, y){ //complexe input en binomial&#10;    const c = {};&#10;    c.r = (x**2 + y**2)**0.5;&#10;    c.φ = Math.atan2(y, x)*360/2/π;&#10;    c.x = x;&#10;    c.y = y;&#10;    return c;&#10;}&#10;&#10;function cpol(r, φ){ //complexe input en polar (φ en graus)&#10;    const c = {};&#10;    c.r = r;&#10;    c.φ = φ;&#10;    c.x = r * cos(φ);&#10;    c.y = r * sin(φ);&#10;    return c;&#10;}&#10;&#10;function sumc(a, b){&#10;    return cbi(a.x + b.x, a.y + b.y)&#10;}&#10;&#10;function restc(a, b){&#10;    return cbi(a.x - b.x, a.y - b.y)&#10;}&#10;&#10;function multc(a, b){&#10;    return cpol(a.r*b.r, a.φ+b.φ);&#10;}&#10;&#10;function multc_esc(λ, a){&#10;    return cpol(λ*a.r, a.φ);&#10;}&#10;&#10;function divc(a, b){&#10;    return cpol(a.r/b.r, a.φ-b.φ);&#10;}&#10;&#10;function invc(a){ // inversa d'un complexe&#10;    return cpol(1/a.r, -a.φ);&#10;}&#10;&#10;function logc (nom, v){ // log de un nombre complexe&#10;    let log = &quot;&quot;;&#10;    log += nom + &quot;: &quot;;&#10;    log += xs(v.x);&#10;    if (v.y &gt; 0) log += &quot; + j&quot; + xs(v.y);&#10;    else if (v.y &lt; 0) log += &quot;-j&quot; + xs(-v.y);&#10;    log += &quot;; &quot;;&#10;    log += xs(v.r) + &quot;∠&quot; + xs(v.φ) + &quot;°\n&quot;;&#10;    log = coma(log);&#10;    return log;&#10;}&#10;&#10;function logcbi (v){ // log de un nombre complexe només en binomial&#10;    let log = &quot;&quot;;&#10;    log += xs(v.x);&#10;    if (v.y &gt; 0) log += &quot; + j&quot; + xs(v.y);&#10;    else if (v.y &lt; 0) log += &quot;-j&quot; + xs(-v.y);&#10;    log = coma(log);&#10;    return log;&#10;}&#10;&#10;function l(a){  // log abreviat a l totsol&#10;    if (!a.toPrecision) return a;&#10;    return coma(xs(a));&#10;}&#10;&#10;function ll(a, b = 4){ // log Latex&#10;    return cl(xs(a, b));&#10;}&#10;&#10;function xs(a, b = 4){&#10;    a = Number(a);&#10;    if (a.toPrecision) a = a.toPrecision(b);&#10;    return Number(a);&#10;}&#10;&#10;function coma(a){&#10;    a = a + &quot;&quot;;&#10;    return a.replaceAll(&quot;.&quot;, &quot;,&quot;);&#10;}&#10;&#10;function cl(a){ // coma per a latex&#10;    return coma(a).replaceAll(&quot;,&quot;, &quot;{,}&quot;);&#10;}&#10;&#10;function xsMap(a){&#10;    a = xs(a);&#10;    return a;&#10;}&#10;&#10;&#10;function nombreALletra(nombre) {&#10;    const ascii = 97; // Codi ASCII de 'a'&#10;    if (nombre &gt;= 1 &amp;&amp; nombre &lt;= 26) {&#10;        // Convertir el nombre en el caràcter corresponent utilitzant el codi ASCII&#10;        return String.fromCharCode(ascii + nombre - 1);&#10;    } else {&#10;        return null; // Retornar null si el nombre està fora de rang&#10;    }&#10;}&#10;&#10;function lletraANombre(lletra){&#10;    return lletra.toLowerCase().charCodeAt(0) - 96;&#10;}&#10;&#10;&lt;/script&gt;" calcext:value-type="string">
            <text:p>&lt;!DOCTYPE html&gt;</text:p>
            <text:p>&lt;head&gt;</text:p>
            <text:p>    &lt;title id="titol"&gt;&lt;/title&gt;</text:p>
            <text:p>    &lt;link rel="icon" type="image/x-icon" href=img/favicon.png&gt;</text:p>
            <text:p>    &lt;meta charset="UTF-8"&gt;</text:p>
            <text:p/>
            <text:p>    &lt;style&gt;</text:p>
            <text:p/>
            <text:p>    li.preg {</text:p>
            <text:p>        display: flex;</text:p>
            <text:p>        align-items: flex-start;</text:p>
            <text:p>        gap: 0.5em;</text:p>
            <text:p>        text-align: justify;</text:p>
            <text:p>        text-justify: inter-word;</text:p>
            <text:p/>
            <text:p>    }</text:p>
            <text:p>    p, li{</text:p>
            <text:p>        text-align: justify;</text:p>
            <text:p>        text-justify: inter-word;</text:p>
            <text:p>    }</text:p>
            <text:p>    img[alt="segell"]{</text:p>
            <text:p>        position: absolute;</text:p>
            <text:p>        z-index: 2;</text:p>
            <text:p>    }</text:p>
            <text:p>    .bgtxt{</text:p>
            <text:p>        position: relative;</text:p>
            <text:p>        z-index: 1;</text:p>
            <text:p>    }</text:p>
            <text:p>    &lt;/style&gt;</text:p>
            <text:p>&lt;/head&gt;</text:p>
            <text:p/>
            <text:p>&lt;script&gt;</text:p>
            <text:p>window.texme = {</text:p>
            <text:p>    renderOnLoad: false,</text:p>
            <text:p>    MarkdownURL: '../js/marked/marked.min.js',</text:p>
            <text:p>    MathJaxURL: '../js/mathjax/es5/tex-mml-chtml.js'</text:p>
            <text:p>}</text:p>
            <text:p>&lt;/script&gt;</text:p>
            <text:p>&lt;script src="../js/texme/texme.js"&gt;&lt;/script&gt;</text:p>
            <text:p/>
            <text:p>&lt;textarea id="enunciat"&gt;</text:p>
            <text:p/>
            <text:p>Introdueix aquí la teva permutació: &lt;br/&gt;</text:p>
            <text:p>[[i1]]</text:p>
            <text:p/>
            <text:p>Introdueix aquí la teva resposta: &lt;br/&gt;</text:p>
            <text:p>[[i2]]</text:p>
            <text:p/>
            <text:p>&lt;/textarea&gt;</text:p>
            <text:p/>
            <text:p/>
            <text:p/>
            <text:p>&lt;script&gt;</text:p>
            <text:p/>
            <text:p>const titol = "Comprovador de test fet per alumnes";</text:p>
            <text:p>const puntuacions = ["",</text:p>
            <text:p>];</text:p>
            <text:p/>
            <text:p>let txtav = "";</text:p>
            <text:p>let pts = 0;</text:p>
            <text:p>let ptsTotals = 0;</text:p>
            <text:p/>
            <text:p>const preguntes = [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>];</text:p>
            <text:p/>
            <text:p>const solucions_test = [</text:p>
            <text:p>2, 1, 3, 2, 2, 4, 3, 2, 2, 2, ];</text:p>
            <text:p>const opcions_test = [1, 2, 3, 4];</text:p>
            <text:p/>
            <text:p>let permutacio = "";</text:p>
            <text:p>const num_preg = solucions_test.length;</text:p>
            <text:p>const num_resp = opcions_test.length;</text:p>
            <text:p>ptsTotals = num_preg;</text:p>
            <text:p/>
            <text:p>function estableixParametres(){</text:p>
            <text:p>    array = [/* p01, p02, p03, p04, p05 */]; // actualitzar entre []</text:p>
            <text:p>    parametres = parametres.concat(array);  // no tocar aquesta línia</text:p>
            <text:p>}</text:p>
            <text:p/>
            <text:p>function calcula(){</text:p>
            <text:p>    const permutacio = respostes [0];</text:p>
            <text:p/>
            <text:p>    const permpreg = permutacio.split("_")[0];</text:p>
            <text:p>    const permresp = permutacio.split("_")[1].split(".");</text:p>
            <text:p>    const respostes_alumne = respostes [1].split("");</text:p>
            <text:p/>
            <text:p>    const preg_ordenades = obtenirPermutacio(preguntes, permpreg);</text:p>
            <text:p>    const sol_ordenades = obtenirPermutacio(solucions_test, permpreg);</text:p>
            <text:p/>
            <text:p/>
            <text:p>    for (let i = 0; i &lt; num_preg; i++){</text:p>
            <text:p>        preg = preg_ordenades[i][0];</text:p>
            <text:p/>
            <text:p/>
            <text:p>        let resp =</text:p>
            <text:p>         obtenirPermutacio(preg_ordenades[i].slice(1), permresp[i]);</text:p>
            <text:p/>
            <text:p>        let pr = permresp[i];</text:p>
            <text:p>        let opcions_permutades = obtenirPermutacio(opcions_test, pr);</text:p>
            <text:p/>
            <text:p/>
            <text:p>        let st = sol_ordenades[i];</text:p>
            <text:p>        let opcio_correcta = opcions_permutades.indexOf(st) + 1;</text:p>
            <text:p>        let opcio_marcada = lletraANombre(respostes_alumne[i]);</text:p>
            <text:p>        let color = "black";</text:p>
            <text:p>        let marcador = "";</text:p>
            <text:p/>
            <text:p>        if (opcio_correcta === 0) {</text:p>
            <text:p>            ptsTotals -= 1;</text:p>
            <text:p>            color = "gray";</text:p>
            <text:p>            txtav += '\n\n&lt;div&gt;\n'+</text:p>
            <text:p>             '&lt;p&gt;&lt;b&gt;' + (i+1) + '.&lt;/b&gt; ' + preg + '&lt;/p&gt;' +</text:p>
            <text:p>             '&lt;img src="img/anul·lada.png" alt="segell"/&gt;\n' +</text:p>
            <text:p>             '&lt;div class="bgtxt"&gt;\n'</text:p>
            <text:p>        }else{</text:p>
            <text:p>            txtav += "&lt;p&gt;&lt;b&gt;" + (i+1) + '.&lt;/b&gt; ' + preg + '&lt;/p&gt;';</text:p>
            <text:p>        }</text:p>
            <text:p>        txtav += '&lt;ol style="list-style-type: none;"&gt;\n';</text:p>
            <text:p/>
            <text:p/>
            <text:p>        for (let j = 0; j &lt; num_resp; j++){</text:p>
            <text:p>            a = j + 1;</text:p>
            <text:p>            if (opcio_correcta === 0){</text:p>
            <text:p>                color = "gray";</text:p>
            <text:p>            } else if (a === opcio_correcta &amp;&amp; a === opcio_marcada){</text:p>
            <text:p>                color = "green";</text:p>
            <text:p>                marcador = "⇦";</text:p>
            <text:p>                pts += 1;</text:p>
            <text:p>            } else if (a === opcio_correcta &amp;&amp; a != opcio_marcada){</text:p>
            <text:p>                marcador = "⇦";</text:p>
            <text:p>            } else if (a != opcio_correcta &amp;&amp; a === opcio_marcada){</text:p>
            <text:p>                color = "red";</text:p>
            <text:p>                pts -= 1/(num_resp-1);</text:p>
            <text:p>            } else if (a != opcio_correcta &amp;&amp; a != opcio_marcada){</text:p>
            <text:p>            }</text:p>
            <text:p>            txtav += '&lt;li class="preg"&gt;&lt;span style="color: ' +</text:p>
            <text:p>             color + ';"&gt;&lt;i&gt;' + nombreALletra(j+1) + '&lt;/i&gt;) &lt;/span&gt;&lt;span style="flex: 1; color: ' + color + ';"&gt;' +</text:p>
            <text:p>             resp[j] + marcador + "&lt;/span&gt;&lt;/li&gt;"</text:p>
            <text:p>            color = "black";</text:p>
            <text:p>            marcador = "";</text:p>
            <text:p>        } // fi for respostes</text:p>
            <text:p>        if (opcio_correcta === 0) {</text:p>
            <text:p>            txtav += '&lt;/div&gt;\n&lt;/div&gt;&lt;/ol&gt;&lt;br/&gt;\n\n'</text:p>
            <text:p>        }else{</text:p>
            <text:p>            txtav += "&lt;/ol&gt;\n";</text:p>
            <text:p>        }</text:p>
            <text:p>    } // fi for preguntes</text:p>
            <text:p>} //fi calcula();</text:p>
            <text:p/>
            <text:p>let txtEnunciat = "";   // l'enunciat de l'apartat B.</text:p>
            <text:p>let parametres = [""];  // els paràmetres del punt 3.1.</text:p>
            <text:p>let solucions = [""];   // els valors que ha donat el programa.</text:p>
            <text:p>let respostes = [""];   // els valors que ha donat l'alumne.</text:p>
            <text:p>let alumne = {</text:p>
            <text:p>    nom: "",</text:p>
            <text:p>    cicle: "No teterminat ja que aplica a diferents cicles",</text:p>
            <text:p>    anys: "20__/20__"</text:p>
            <text:p>}</text:p>
            <text:p>let tlog = "";          // log que apareix al final de l'avaluació.</text:p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l(parametres[i])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patro = "[[i1]]";</text:p>
            <text:p>    canvi = '&lt;input type="text" onwheel="return false;" ';</text:p>
            <text:p>    canvi += 'id="i1" style="width: 300px"&gt;';</text:p>
            <text:p>    txt = txt.replace(patro, canvi);</text:p>
            <text:p>    patro = "[[i2]]";</text:p>
            <text:p>    canvi = '&lt;input type="text" onwheel="return false;" ';</text:p>
            <text:p>    canvi += 'id="i2" style="width: 300px"&gt;';</text:p>
            <text:p>    txt = txt.replace(patro, canvi);</text:p>
            <text:p>    /*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*/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;</text:p>
            <text:p>    respostes[1] = document.getElementById("i2").value;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ha obtingut una",</text:p>
            <text:p>    "qualificació de:",</text:p>
            <text:p/>
            <text:p>    "&gt; [[nota]]"</text:p>
            <text:p>    ].join("\n") + "\n\n\n";</text:p>
            <text:p/>
            <text:p>    txt = identificarAlumne(txt);</text:p>
            <text:p>    txt = puntua(txt);</text:p>
            <text:p/>
            <text:p>    console.log(txt)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+= txtav;</text:p>
            <text:p/>
            <text:p>    let ptsAlumne = pts;</text:p>
            <text:p>    let canvi = "", patro = "";</text:p>
            <text:p/>
            <text:p>    txt = txt.replace("[[nota]]", "S'han aconseguit: "+ xs(ptsAlumne, 2) +</text:p>
            <text:p>        " punts de " + xs(ptsTotals, 2) + " possibles.\n&gt;\n&gt;" +</text:p>
            <text:p>        "**Nota final: " + xs(ptsAlumne/ptsTotals*10, 2) + "**");</text:p>
            <text:p/>
            <text:p>    return txt;</text:p>
            <text:p>}</text:p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atan(a){</text:p>
            <text:p>    return Math.atan(a)*360/2/π;</text:p>
            <text:p>}</text:p>
            <text:p/>
            <text:p>function sin(a){</text:p>
            <text:p>    return Math.sin(a*2*π/360);</text:p>
            <text:p>}</text:p>
            <text:p/>
            <text:p>function cos(a){</text:p>
            <text:p>    return Math.cos(a*2*π/360);</text:p>
            <text:p>}</text:p>
            <text:p/>
            <text:p>function ln(a){</text:p>
            <text:p>    return Math.log(a);</text:p>
            <text:p>}</text:p>
            <text:p/>
            <text:p>function cbi(x, y){ //complexe input en binomial</text:p>
            <text:p>    const c = {};</text:p>
            <text:p>    c.r = (x**2 + y**2)**0.5;</text:p>
            <text:p>    c.φ = Math.atan2(y, x)*360/2/π;</text:p>
            <text:p>    c.x = x;</text:p>
            <text:p>    c.y = y;</text:p>
            <text:p>    return c;</text:p>
            <text:p>}</text:p>
            <text:p/>
            <text:p>function cpol(r, φ){ //complexe input en polar (φ en graus)</text:p>
            <text:p>    const c = {};</text:p>
            <text:p>    c.r = r;</text:p>
            <text:p>    c.φ = φ;</text:p>
            <text:p>    c.x = r * cos(φ);</text:p>
            <text:p>    c.y = r * sin(φ);</text:p>
            <text:p>    return c;</text:p>
            <text:p>}</text:p>
            <text:p/>
            <text:p>function sumc(a, b){</text:p>
            <text:p>    return cbi(a.x + b.x, a.y + b.y)</text:p>
            <text:p>}</text:p>
            <text:p/>
            <text:p>function restc(a, b){</text:p>
            <text:p>    return cbi(a.x - b.x, a.y - b.y)</text:p>
            <text:p>}</text:p>
            <text:p/>
            <text:p>function multc(a, b){</text:p>
            <text:p>    return cpol(a.r*b.r, a.φ+b.φ);</text:p>
            <text:p>}</text:p>
            <text:p/>
            <text:p>function multc_esc(λ, a){</text:p>
            <text:p>    return cpol(λ*a.r, a.φ);</text:p>
            <text:p>}</text:p>
            <text:p/>
            <text:p>function divc(a, b){</text:p>
            <text:p>    return cpol(a.r/b.r, a.φ-b.φ);</text:p>
            <text:p>}</text:p>
            <text:p/>
            <text:p>function invc(a){ // inversa d'un complexe</text:p>
            <text:p>    return cpol(1/a.r, -a.φ);</text:p>
            <text:p>}</text:p>
            <text:p/>
            <text:p>function logc (nom, v){ // log de un nombre complexe</text:p>
            <text:p>    let log = "";</text:p>
            <text:p>    log += nom + ": ";</text:p>
            <text:p>    log += xs(v.x);</text:p>
            <text:p>    if (v.y &gt; 0) log += " + j" + xs(v.y);</text:p>
            <text:p>    else if (v.y &lt; 0) log += "-j" + xs(-v.y);</text:p>
            <text:p>    log += "; ";</text:p>
            <text:p>    log += xs(v.r) + "∠" + xs(v.φ) + "°\n";</text:p>
            <text:p>    log = coma(log);</text:p>
            <text:p>    return log;</text:p>
            <text:p>}</text:p>
            <text:p/>
            <text:p>function logcbi (v){ // log de un nombre complexe només en binomial</text:p>
            <text:p>    let log = "";</text:p>
            <text:p>    log += xs(v.x);</text:p>
            <text:p>    if (v.y &gt; 0) log += " + j" + xs(v.y);</text:p>
            <text:p>    else if (v.y &lt; 0) log += "-j" + xs(-v.y);</text:p>
            <text:p>    log = coma(log);</text:p>
            <text:p>    return log;</text:p>
            <text:p>}</text:p>
            <text:p/>
            <text:p>function l(a){  // log abreviat a l totsol</text:p>
            <text:p>    if (!a.toPrecision) return a;</text:p>
            <text:p>    return coma(xs(a));</text:p>
            <text:p>}</text:p>
            <text:p/>
            <text:p>function ll(a, b = 4){ // log Latex</text:p>
            <text:p>    return cl(xs(a, b));</text:p>
            <text:p>}</text:p>
            <text:p/>
            <text:p>function xs(a, b = 4){</text:p>
            <text:p>    a = Number(a);</text:p>
            <text:p>    if (a.toPrecision) a = a.toPrecision(b);</text:p>
            <text:p>    return Number(a);</text:p>
            <text:p>}</text:p>
            <text:p/>
            <text:p>function coma(a){</text:p>
            <text:p>    a = a + "";</text:p>
            <text:p>    return a.replaceAll(".", ",");</text:p>
            <text:p>}</text:p>
            <text:p/>
            <text:p>function cl(a){ // coma per a latex</text:p>
            <text:p>    return coma(a).replaceAll(",", "{,}");</text:p>
            <text:p>}</text:p>
            <text:p/>
            <text:p>function xsMap(a){</text:p>
            <text:p>    a = xs(a);</text:p>
            <text:p>    return a;</text:p>
            <text:p>}</text:p>
            <text:p/>
            <text:p/>
            <text:p>function nombreALletra(nombre) {</text:p>
            <text:p>    const ascii = 97; // Codi ASCII de 'a'</text:p>
            <text:p>    if (nombre &gt;= 1 &amp;&amp; nombre &lt;= 26) {</text:p>
            <text:p>        // Convertir el nombre en el caràcter corresponent utilitzant el codi ASCII</text:p>
            <text:p>        return String.fromCharCode(ascii + nombre - 1);</text:p>
            <text:p>    } else {</text:p>
            <text:p>        return null; // Retornar null si el nombre està fora de rang</text:p>
            <text:p>    }</text:p>
            <text:p>}</text:p>
            <text:p/>
            <text:p>function lletraANombre(lletra){</text:p>
            <text:p>    return lletra.toLowerCase().charCodeAt(0) - 96;</text:p>
            <text:p>}</text:p>
            <text:p/>
            <text:p>&lt;/script&gt;</text:p>
          </table:table-cell>
          <table:table-cell table:style-name="ce13"/>
          <table:table-cell table:number-columns-repeated="7"/>
        </table:table-row>
        <table:table-row table:style-name="ro9">
          <table:table-cell table:number-columns-repeated="2"/>
          <table:table-cell table:formula="of:=COM.MICROSOFT.CONCAT([.J7:.J16])" office:value-type="string" office:string-value="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" calcext:value-type="string">
            <text:p>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/>
          </table:table-cell>
          <table:table-cell table:style-name="ce13" table:formula="of:=COM.MICROSOFT.CONCAT([.K7:.K16])" office:value-type="string" office:string-value="2, 1, 3, 2, 2, 4, 3, 2, 2, 2, " calcext:value-type="string">
            <text:p>2, 1, 3, 2, 2, 4, 3, 2, 2, 2, </text:p>
          </table:table-cell>
          <table:table-cell table:style-name="ce17" office:value-type="string" calcext:value-type="string">
            <text:p>&lt;!DOCTYPE html&gt;</text:p>
            <text:p>&lt;head&gt;</text:p>
            <text:p>    &lt;title id="titol"&gt;&lt;/title&gt;</text:p>
            <text:p>    &lt;link rel="icon" type="image/x-icon" href=../img/favicon.png&gt;</text:p>
            <text:p>    &lt;meta charset="UTF-8"&gt;</text:p>
            <text:p>&lt;/head&gt;</text:p>
            <text:p/>
            <text:p>&lt;script&gt;</text:p>
            <text:p>window.texme = {</text:p>
            <text:p>    renderOnLoad: false,</text:p>
            <text:p>    markdownURL: '../js/marked/marked.min.js',</text:p>
            <text:p>    MathJaxURL: '../js/mathjax/es5/tex-mml-chtml.js'</text:p>
            <text:p>}</text:p>
            <text:p>&lt;/script&gt;</text:p>
            <text:p>&lt;script src="../js/texme/texme.js"&gt;&lt;/script&gt;</text:p>
            <text:p/>
            <text:p>&lt;textarea id="enunciat"&gt;</text:p>
            <text:p>~~~</text:p>
            <text:p>&amp;nbsp;</text:p>
            <text:p>    Permutació: [[p2]]</text:p>
            <text:p>&amp;nbsp;</text:p>
            <text:p>~~~</text:p>
            <text:p/>
            <text:p>## Preguntes</text:p>
            <text:p/>
            <text:p>[[p1]]</text:p>
            <text:p/>
            <text:p>## Resposta</text:p>
            <text:p/>
            <text:p>[[i1]]</text:p>
            <text:p>&lt;/textarea&gt;</text:p>
            <text:p/>
            <text:p>&lt;script&gt;</text:p>
            <text:p/>
            <text:p>const titol = "Test fet per alumnes";</text:p>
            <text:p>const puntuacions = ["", 10];</text:p>
            <text:p/>
            <text:p>let p01 = "";</text:p>
            <text:p>const preguntes = [</text:p>
          </table:table-cell>
          <table:table-cell office:value-type="string" calcext:value-type="string">
            <text:p>];</text:p>
            <text:p/>
            <text:p>let permutacio = "";</text:p>
            <text:p>const num_preg = preguntes.length;</text:p>
            <text:p>const num_resp = preguntes[0].length-1;</text:p>
            <text:p>const fact_np = factorial(num_preg);</text:p>
            <text:p>const fact_nr = factorial(num_resp);</text:p>
            <text:p>/*let ordre_preg = Math.floor(aleat(0, fact_np - 1)/1e16)*/;</text:p>
            <text:p>let ordre_preg = aleat(0, fact_np - 1);</text:p>
            <text:p/>
            <text:p>console.log(ordre_preg)</text:p>
            <text:p>permutacio += ordre_preg + "_";</text:p>
            <text:p>//ordre_preg *= 1e16;</text:p>
            <text:p/>
            <text:p>const preg_ordenades = obtenirPermutacio(preguntes, ordre_preg);</text:p>
            <text:p/>
            <text:p>for (let i = 0; i &lt; num_preg; i++){</text:p>
            <text:p>    p01 += '&lt;p&gt;&lt;b&gt;' + (i+1) + '.&lt;/b&gt; ' + preg_ordenades[i][0] + '&lt;/p&gt;';</text:p>
            <text:p>    let ordre_resp = aleat (0, fact_nr - 1);</text:p>
            <text:p>    permutacio += ordre_resp + ".";</text:p>
            <text:p/>
            <text:p>    let resp = obtenirPermutacio(preg_ordenades[i].slice(1), ordre_resp);</text:p>
            <text:p>    p01 += '&lt;ol style="list-style-type: none;"&gt;'</text:p>
            <text:p>    for (let j = 0; j &lt; num_resp; j++){</text:p>
            <text:p>        p01 += '&lt;li class="preg"&gt;&lt;span&gt;&lt;i&gt;' + nombreALletra(j+1) +</text:p>
            <text:p>               '&lt;/i&gt;) &lt;/span&gt;&lt;span style="flex: 1;"&gt;' +</text:p>
            <text:p>               resp[j] + "&lt;/span&gt;&lt;/li&gt;"</text:p>
            <text:p>    }</text:p>
            <text:p>    p01 += "&lt;/ol&gt;"</text:p>
            <text:p>}</text:p>
            <text:p/>
            <text:p>p02 = permutacio;</text:p>
            <text:p/>
            <text:p>function estableixParametres(){</text:p>
            <text:p>    array = [</text:p>
            <text:p>      p01, p02</text:p>
            <text:p>    ];</text:p>
            <text:p>    parametres = parametres.concat(array);  // no tocar aquesta línia</text:p>
            <text:p>}</text:p>
            <text:p/>
            <text:p>function calcula(){</text:p>
            <text:p/>
            <text:p>}</text:p>
            <text:p/>
            <text:p/>
            <text:p/>
            <text:p/>
            <text:p/>
            <text:p>// # D. ENTRENADOR SERVERI ============================================</text:p>
            <text:p/>
            <text:p>let txtEnunciat = "";</text:p>
            <text:p>let parametres = [""];</text:p>
            <text:p>let solucions = [""];</text:p>
            <text:p>let respostes = [""];</text:p>
            <text:p>let alumne = {</text:p>
            <text:p>    nom: "",</text:p>
            <text:p>    cicle: "CIFP Politècnic de Llevant",</text:p>
            <text:p>    anys: "20__/20__"</text:p>
            <text:p>}</text:p>
            <text:p>let tlog = "";          </text:p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 // Va al punt 3.2. de l'apartat C. (script)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parametres[i]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serà qualificat manualment.",</text:p>
            <text:p>    "",</text:p>
            <text:p>    ].join("\n") + "\n";</text:p>
            <text:p>    txt += txtEnunciat;</text:p>
            <text:p/>
            <text:p>    txt = identificarAlumne(txt);</text:p>
            <text:p>    txt = puntua(txt);</text:p>
            <text:p>    txt = txt.replace("## Identificació de l'alumne:\n\n"+</text:p>
            <text:p>        "[[identificacio]]", "");</text:p>
            <text:p>    txt +=  "\n" + tlog + "\n"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= exportarParametres(txt);</text:p>
            <text:p/>
            <text:p>    patro = "[[i1]]";</text:p>
            <text:p>    canvi = "~~~\n    " + respostes[0] + "\n\n\n~~~";</text:p>
            <text:p/>
            <text:p>    txt = txt.replace(patro, canvi);</text:p>
            <text:p/>
            <text:p>    return txt;</text:p>
            <text:p>}</text:p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nombreALletra(nombre) {</text:p>
            <text:p>    const ascii = 97; // Codi ASCII de 'a'</text:p>
            <text:p>    if (nombre &gt;= 1 &amp;&amp; nombre &lt;= 26) {</text:p>
            <text:p>        // Convertir el nombre en el caràcter corresponent utilitzant el codi ASCII</text:p>
            <text:p>        return String.fromCharCode(ascii + nombre - 1);</text:p>
            <text:p>    } else {</text:p>
            <text:p>        return null; // Retornar null si el nombre està fora de rang</text:p>
            <text:p>    }</text:p>
            <text:p>}</text:p>
            <text:p/>
            <text:p>&lt;/script&gt;</text:p>
          </table:table-cell>
          <table:table-cell/>
          <table:table-cell table:style-name="ce17" office:value-type="string" calcext:value-type="string">
            <text:p>&lt;!DOCTYPE html&gt;</text:p>
            <text:p>&lt;head&gt;</text:p>
            <text:p>    &lt;title id="titol"&gt;&lt;/title&gt;</text:p>
            <text:p>    &lt;link rel="icon" type="image/x-icon" href=img/favicon.png&gt;</text:p>
            <text:p>    &lt;meta charset="UTF-8"&gt;</text:p>
            <text:p/>
            <text:p>    &lt;style&gt;</text:p>
            <text:p/>
            <text:p>    li.preg {</text:p>
            <text:p>        display: flex;</text:p>
            <text:p>        align-items: flex-start;</text:p>
            <text:p>        gap: 0.5em;</text:p>
            <text:p>        text-align: justify;</text:p>
            <text:p>        text-justify: inter-word;</text:p>
            <text:p/>
            <text:p>    }</text:p>
            <text:p>    p, li{</text:p>
            <text:p>        text-align: justify;</text:p>
            <text:p>        text-justify: inter-word;</text:p>
            <text:p>    }</text:p>
            <text:p>    img[alt="segell"]{</text:p>
            <text:p>        position: absolute;</text:p>
            <text:p>        z-index: 2;</text:p>
            <text:p>    }</text:p>
            <text:p>    .bgtxt{</text:p>
            <text:p>        position: relative;</text:p>
            <text:p>        z-index: 1;</text:p>
            <text:p>    }</text:p>
            <text:p>    &lt;/style&gt;</text:p>
            <text:p>&lt;/head&gt;</text:p>
            <text:p/>
            <text:p>&lt;script&gt;</text:p>
            <text:p>window.texme = {</text:p>
            <text:p>    renderOnLoad: false,</text:p>
            <text:p>    MarkdownURL: '../js/marked/marked.min.js',</text:p>
            <text:p>    MathJaxURL: '../js/mathjax/es5/tex-mml-chtml.js'</text:p>
            <text:p>}</text:p>
            <text:p>&lt;/script&gt;</text:p>
            <text:p>&lt;script src="../js/texme/texme.js"&gt;&lt;/script&gt;</text:p>
            <text:p/>
            <text:p>&lt;textarea id="enunciat"&gt;</text:p>
            <text:p/>
            <text:p>Introdueix aquí la teva permutació: &lt;br/&gt;</text:p>
            <text:p>[[i1]]</text:p>
            <text:p/>
            <text:p>Introdueix aquí la teva resposta: &lt;br/&gt;</text:p>
            <text:p>[[i2]]</text:p>
            <text:p/>
            <text:p>&lt;/textarea&gt;</text:p>
            <text:p/>
            <text:p/>
            <text:p/>
            <text:p>&lt;script&gt;</text:p>
            <text:p/>
            <text:p>const titol = "Comprovador de test fet per alumnes";</text:p>
            <text:p>const puntuacions = ["",</text:p>
            <text:p>];</text:p>
            <text:p/>
            <text:p>let txtav = "";</text:p>
            <text:p>let pts = 0;</text:p>
            <text:p>let ptsTotals = 0;</text:p>
            <text:p/>
            <text:p>const preguntes = [</text:p>
          </table:table-cell>
          <table:table-cell table:style-name="ce17" office:value-type="string" calcext:value-type="string">
            <text:p>];</text:p>
            <text:p/>
            <text:p>const solucions_test = [</text:p>
            <text:p/>
          </table:table-cell>
          <table:table-cell table:style-name="ce17" office:value-type="string" calcext:value-type="string">
            <text:p>];</text:p>
            <text:p>const opcions_test = [1, 2, 3, 4];</text:p>
            <text:p/>
            <text:p>let permutacio = "";</text:p>
            <text:p>const num_preg = solucions_test.length;</text:p>
            <text:p>const num_resp = opcions_test.length;</text:p>
            <text:p>ptsTotals = num_preg;</text:p>
            <text:p/>
            <text:p>function estableixParametres(){</text:p>
            <text:p>    array = [/* p01, p02, p03, p04, p05 */]; // actualitzar entre []</text:p>
            <text:p>    parametres = parametres.concat(array);  // no tocar aquesta línia</text:p>
            <text:p>}</text:p>
            <text:p/>
            <text:p>function calcula(){</text:p>
            <text:p>    const permutacio = respostes [0];</text:p>
            <text:p/>
            <text:p>    const permpreg = permutacio.split("_")[0];</text:p>
            <text:p>    const permresp = permutacio.split("_")[1].split(".");</text:p>
            <text:p>    const respostes_alumne = respostes [1].split("");</text:p>
            <text:p/>
            <text:p>    const preg_ordenades = obtenirPermutacio(preguntes, permpreg);</text:p>
            <text:p>    const sol_ordenades = obtenirPermutacio(solucions_test, permpreg);</text:p>
            <text:p/>
            <text:p/>
            <text:p>    for (let i = 0; i &lt; num_preg; i++){</text:p>
            <text:p>        preg = preg_ordenades[i][0];</text:p>
            <text:p/>
            <text:p/>
            <text:p>        let resp =</text:p>
            <text:p>         obtenirPermutacio(preg_ordenades[i].slice(1), permresp[i]);</text:p>
            <text:p/>
            <text:p>        let pr = permresp[i];</text:p>
            <text:p>        let opcions_permutades = obtenirPermutacio(opcions_test, pr);</text:p>
            <text:p/>
            <text:p/>
            <text:p>        let st = sol_ordenades[i];</text:p>
            <text:p>        let opcio_correcta = opcions_permutades.indexOf(st) + 1;</text:p>
            <text:p>        let opcio_marcada = lletraANombre(respostes_alumne[i]);</text:p>
            <text:p>        let color = "black";</text:p>
            <text:p>        let marcador = "";</text:p>
            <text:p/>
            <text:p>        if (opcio_correcta === 0) {</text:p>
            <text:p>            ptsTotals -= 1;</text:p>
            <text:p>            color = "gray";</text:p>
            <text:p>            txtav += '\n\n&lt;div&gt;\n'+</text:p>
            <text:p>             '&lt;p&gt;&lt;b&gt;' + (i+1) + '.&lt;/b&gt; ' + preg + '&lt;/p&gt;' +</text:p>
            <text:p>             '&lt;img src="img/anul·lada.png" alt="segell"/&gt;\n' +</text:p>
            <text:p>             '&lt;div class="bgtxt"&gt;\n'</text:p>
            <text:p>        }else{</text:p>
            <text:p>            txtav += "&lt;p&gt;&lt;b&gt;" + (i+1) + '.&lt;/b&gt; ' + preg + '&lt;/p&gt;';</text:p>
            <text:p>        }</text:p>
            <text:p>        txtav += '&lt;ol style="list-style-type: none;"&gt;\n';</text:p>
            <text:p/>
            <text:p/>
            <text:p>        for (let j = 0; j &lt; num_resp; j++){</text:p>
            <text:p>            a = j + 1;</text:p>
            <text:p>            if (opcio_correcta === 0){</text:p>
            <text:p>                color = "gray";</text:p>
            <text:p>            } else if (a === opcio_correcta &amp;&amp; a === opcio_marcada){</text:p>
            <text:p>                color = "green";</text:p>
            <text:p>                marcador = "⇦";</text:p>
            <text:p>                pts += 1;</text:p>
            <text:p>            } else if (a === opcio_correcta &amp;&amp; a != opcio_marcada){</text:p>
            <text:p>                marcador = "⇦";</text:p>
            <text:p>            } else if (a != opcio_correcta &amp;&amp; a === opcio_marcada){</text:p>
            <text:p>                color = "red";</text:p>
            <text:p>                pts -= 1/(num_resp-1);</text:p>
            <text:p>            } else if (a != opcio_correcta &amp;&amp; a != opcio_marcada){</text:p>
            <text:p>            }</text:p>
            <text:p>            txtav += '&lt;li class="preg"&gt;&lt;span style="color: ' +</text:p>
            <text:p>             color + ';"&gt;&lt;i&gt;' + nombreALletra(j+1) + '&lt;/i&gt;) &lt;/span&gt;&lt;span style="flex: 1; color: ' + color + ';"&gt;' +</text:p>
            <text:p>             resp[j] + marcador + "&lt;/span&gt;&lt;/li&gt;"</text:p>
            <text:p>            color = "black";</text:p>
            <text:p>            marcador = "";</text:p>
            <text:p>        } // fi for respostes</text:p>
            <text:p>        if (opcio_correcta === 0) {</text:p>
            <text:p>            txtav += '&lt;/div&gt;\n&lt;/div&gt;&lt;/ol&gt;&lt;br/&gt;\n\n'</text:p>
            <text:p>        }else{</text:p>
            <text:p>            txtav += "&lt;/ol&gt;\n";</text:p>
            <text:p>        }</text:p>
            <text:p>    } // fi for preguntes</text:p>
            <text:p>} //fi calcula();</text:p>
            <text:p/>
            <text:p>let txtEnunciat = "";   // l'enunciat de l'apartat B.</text:p>
            <text:p>let parametres = [""];  // els paràmetres del punt 3.1.</text:p>
            <text:p>let solucions = [""];   // els valors que ha donat el programa.</text:p>
            <text:p>let respostes = [""];   // els valors que ha donat l'alumne.</text:p>
            <text:p>let alumne = {</text:p>
            <text:p>    nom: "",</text:p>
            <text:p>    cicle: "No teterminat ja que aplica a diferents cicles",</text:p>
            <text:p>    anys: "20__/20__"</text:p>
            <text:p>}</text:p>
            <text:p>let tlog = "";          // log que apareix al final de l'avaluació.</text:p>
            <text:p/>
            <text:p>window.onload = function (){</text:p>
            <text:p>    // txtEnunciat és una variable global</text:p>
            <text:p>    txtEnunciat = document.getElementById("enunciat").value;</text:p>
            <text:p>    renderEnunciat(txtEnunciat);</text:p>
            <text:p>}</text:p>
            <text:p/>
            <text:p>function renderEnunciat(){</text:p>
            <text:p>    let txt = "";</text:p>
            <text:p>    estableixParametres();</text:p>
            <text:p>    txt = '&lt;h1 align ="center"&gt;' + titol + "&lt;/h1&gt;\n&amp;nbsp;\n\n" +</text:p>
            <text:p>          txtEnunciat;</text:p>
            <text:p>    txt = exportarParametres(txt);</text:p>
            <text:p>    txt = crearInputs(txt);</text:p>
            <text:p>    txt = crearIdentificacio(txt);</text:p>
            <text:p>    document.getElementById("enunciat").innerHTML = txt;</text:p>
            <text:p>    document.getElementById("titol").innerText = titol;</text:p>
            <text:p>    texme.renderPage();</text:p>
            <text:p>}</text:p>
            <text:p/>
            <text:p>function exportarParametres(txt){</text:p>
            <text:p>    let patro = "", canvi = "";</text:p>
            <text:p>    const fi = parametres.length;</text:p>
            <text:p>    for (let i = 1; i &lt; parametres.length; i++) {</text:p>
            <text:p>        patro = "[[p" + i +"]]";</text:p>
            <text:p>        canvi = l(parametres[i]);</text:p>
            <text:p>        txt = txt.replace(patro, canvi);</text:p>
            <text:p>    }</text:p>
            <text:p>    return txt;</text:p>
            <text:p>}</text:p>
            <text:p/>
            <text:p>function crearInputs(txt){</text:p>
            <text:p>    let patro = "", canvi = "";</text:p>
            <text:p>    patro = "[[i1]]";</text:p>
            <text:p>    canvi = '&lt;input type="text" onwheel="return false;" ';</text:p>
            <text:p>    canvi += 'id="i1" style="width: 300px"&gt;';</text:p>
            <text:p>    txt = txt.replace(patro, canvi);</text:p>
            <text:p>    patro = "[[i2]]";</text:p>
            <text:p>    canvi = '&lt;input type="text" onwheel="return false;" ';</text:p>
            <text:p>    canvi += 'id="i2" style="width: 300px"&gt;';</text:p>
            <text:p>    txt = txt.replace(patro, canvi);</text:p>
            <text:p>    /*for (let i = 1; i &lt; puntuacions.length; i++) {</text:p>
            <text:p>        patro = "[[i" + i +"]]";</text:p>
            <text:p>        canvi = '&lt;input type="text" onwheel="return false;" ';</text:p>
            <text:p>        canvi += 'id="i'+ i +'" style="width: 300px"&gt;';</text:p>
            <text:p>        txt = txt.replace(patro, canvi);</text:p>
            <text:p>    }*/</text:p>
            <text:p>    return txt;</text:p>
            <text:p>}</text:p>
            <text:p/>
            <text:p>function crearIdentificacio(txt){</text:p>
            <text:p>txt += `</text:p>
            <text:p>&lt;h2&gt;Identificació de l'alumne&lt;/h2&gt;</text:p>
            <text:p/>
            <text:p>&lt;form id="avalua" onsubmit="event.preventDefault() &amp; avalua()"&gt;</text:p>
            <text:p>    &lt;label&gt;Nom de l'alumne: &lt;/label&gt;</text:p>
            <text:p>    &lt;input id="nom" style="width: 400px"/&gt;</text:p>
            <text:p>    &lt;div&gt;</text:p>
            <text:p>        &lt;input type="checkbox" id="informat" required/&gt;</text:p>
            <text:p>        &lt;label&gt;</text:p>
            <text:p>            Entenc que al premer el botó avaluar no es pot tornar</text:p>
            <text:p>            enrera.</text:p>
            <text:p>        &lt;/label&gt;</text:p>
            <text:p>    &lt;/div&gt;</text:p>
            <text:p>    &lt;br/&gt;</text:p>
            <text:p>    &lt;div style="text-align: center;"&gt;</text:p>
            <text:p>        &lt;button type="submit" id="boto"</text:p>
            <text:p>            style="font-size: 20px; color: #AA5050;"&gt;</text:p>
            <text:p>            Avaluar</text:p>
            <text:p>        &lt;/button&gt;</text:p>
            <text:p>    &lt;/div&gt;</text:p>
            <text:p>&lt;/form&gt;</text:p>
            <text:p>`; return txt;</text:p>
            <text:p>}</text:p>
            <text:p/>
            <text:p>function avalua(){</text:p>
            <text:p>    importaRespostes();</text:p>
            <text:p>    resetejar();</text:p>
            <text:p>    renderAvaluacio();</text:p>
            <text:p>}</text:p>
            <text:p/>
            <text:p>function importaRespostes(){</text:p>
            <text:p>    respostes[0] = document.getElementById("i1").value;</text:p>
            <text:p>    respostes[1] = document.getElementById("i2").value;</text:p>
            <text:p>    alumne.nom = document.getElementById("nom").value;</text:p>
            <text:p>}</text:p>
            <text:p/>
            <text:p>function resetejar(){</text:p>
            <text:p>    const ppal = document.getElementsByTagName("main")[0];</text:p>
            <text:p>    const body = ppal.parentNode;</text:p>
            <text:p>    const textArea = body.appendChild(document.createElement("textarea"));</text:p>
            <text:p>    body.removeChild(ppal);</text:p>
            <text:p>    textArea.setAttribute("id", "avaluacio");</text:p>
            <text:p>}</text:p>
            <text:p/>
            <text:p>function renderAvaluacio(){</text:p>
            <text:p>    let txt = "";</text:p>
            <text:p>    txt += '&lt;h1 align="center"&gt; Avaluació&lt;/h1&gt;\n' +</text:p>
            <text:p>           '&lt;h2 align="center" style="color: #888"&gt;' + titol +</text:p>
            <text:p>           "&lt;/h2&gt;\n&amp;nbsp;\n\n"</text:p>
            <text:p>    txt += [</text:p>
            <text:p>    "## Presentació de resultats",</text:p>
            <text:p>    "",</text:p>
            <text:p>    "L'alumne **[[nom]]**, del [[cicle]] (any [[any]]) ha obtingut una",</text:p>
            <text:p>    "qualificació de:",</text:p>
            <text:p/>
            <text:p>    "&gt; [[nota]]"</text:p>
            <text:p>    ].join("\n") + "\n\n\n";</text:p>
            <text:p/>
            <text:p>    txt = identificarAlumne(txt);</text:p>
            <text:p>    txt = puntua(txt);</text:p>
            <text:p/>
            <text:p>    console.log(txt);</text:p>
            <text:p>    document.getElementById("avaluacio").innerHTML = txt;</text:p>
            <text:p>    texme.renderPage();</text:p>
            <text:p>}</text:p>
            <text:p/>
            <text:p>function identificarAlumne(txt){</text:p>
            <text:p>    txt = txt.replace("[[nom]]", alumne.nom);</text:p>
            <text:p>    txt = txt.replace("[[cicle]]", alumne.cicle);</text:p>
            <text:p>    txt = txt.replace("[[any]]", alumne.anys);</text:p>
            <text:p>    return txt;</text:p>
            <text:p>}</text:p>
            <text:p/>
            <text:p>function puntua(txt){</text:p>
            <text:p>    calcula();</text:p>
            <text:p/>
            <text:p>    txt += txtav;</text:p>
            <text:p/>
            <text:p>    let ptsAlumne = pts;</text:p>
            <text:p>    let canvi = "", patro = "";</text:p>
            <text:p/>
            <text:p>    txt = txt.replace("[[nota]]", "S'han aconseguit: "+ xs(ptsAlumne, 2) +</text:p>
            <text:p>        " punts de " + xs(ptsTotals, 2) + " possibles.\n&gt;\n&gt;" +</text:p>
            <text:p>        "**Nota final: " + xs(ptsAlumne/ptsTotals*10, 2) + "**");</text:p>
            <text:p/>
            <text:p>    return txt;</text:p>
            <text:p>}</text:p>
            <text:p/>
            <text:p>function aleat(min, max) { // enter aleat entre min i max (inclosos)</text:p>
            <text:p>    const a = Math.ceil(min);</text:p>
            <text:p>    const b = Math.floor(max);</text:p>
            <text:p>    const c = Math.floor(Math.random() * (b - a + 1) + a);</text:p>
            <text:p>    return c;</text:p>
            <text:p>}</text:p>
            <text:p/>
            <text:p>function triaElementMatriu (matriu){</text:p>
            <text:p>    const aleat = Math.floor(Math.random() * (matriu.length));</text:p>
            <text:p>    return matriu[aleat.toFixed(0)];</text:p>
            <text:p>}</text:p>
            <text:p/>
            <text:p>function factorial(n) {</text:p>
            <text:p>    return n &lt;= 1 ? 1 : n * factorial(n - 1);</text:p>
            <text:p>}</text:p>
            <text:p/>
            <text:p>// Funció per obtenir la permutació d'un índex específic</text:p>
            <text:p>function obtenirPermutacio(array, index) {</text:p>
            <text:p>    let permutacio = [];</text:p>
            <text:p>    let elements = array.slice(); // Copia de l'array per a evitar</text:p>
            <text:p>                                  // modificar l'original</text:p>
            <text:p>    let n = elements.length;</text:p>
            <text:p/>
            <text:p>    // Calcular la permutació utilitzant factorials</text:p>
            <text:p>    for (let i = 0; i &lt; n; i++) {</text:p>
            <text:p>        let fact = factorial(n - i - 1);</text:p>
            <text:p>        let posicio = Math.floor(index / fact);</text:p>
            <text:p>        permutacio.push(elements[posicio]);</text:p>
            <text:p>        elements.splice(posicio, 1);</text:p>
            <text:p>        index %= fact;</text:p>
            <text:p>    }</text:p>
            <text:p/>
            <text:p>    return permutacio;</text:p>
            <text:p>}</text:p>
            <text:p/>
            <text:p>function permutacions(array) {</text:p>
            <text:p/>
            <text:p>    let resultat = [];</text:p>
            <text:p/>
            <text:p>    // Funció recursiva per a generar les permutacions</text:p>
            <text:p>    function generarPermutacions(actual, resta) {</text:p>
            <text:p>        if (resta.length === 0) {</text:p>
            <text:p>            resultat.push(actual);</text:p>
            <text:p>        } else {</text:p>
            <text:p>            for (let i = 0; i &lt; resta.length; i++) {</text:p>
            <text:p>                let actualNova = actual.concat(resta[i]);</text:p>
            <text:p>                let restaNova = resta.slice(0, i).concat(resta.slice(i + 1));</text:p>
            <text:p>                generarPermutacions(actualNova, restaNova);</text:p>
            <text:p>            }</text:p>
            <text:p>        }</text:p>
            <text:p>    }</text:p>
            <text:p/>
            <text:p>    generarPermutacions([], array);</text:p>
            <text:p>    return resultat;</text:p>
            <text:p>}</text:p>
            <text:p/>
            <text:p/>
            <text:p>function atan(a){</text:p>
            <text:p>    return Math.atan(a)*360/2/π;</text:p>
            <text:p>}</text:p>
            <text:p/>
            <text:p>function sin(a){</text:p>
            <text:p>    return Math.sin(a*2*π/360);</text:p>
            <text:p>}</text:p>
            <text:p/>
            <text:p>function cos(a){</text:p>
            <text:p>    return Math.cos(a*2*π/360);</text:p>
            <text:p>}</text:p>
            <text:p/>
            <text:p>function ln(a){</text:p>
            <text:p>    return Math.log(a);</text:p>
            <text:p>}</text:p>
            <text:p/>
            <text:p>function cbi(x, y){ //complexe input en binomial</text:p>
            <text:p>    const c = {};</text:p>
            <text:p>    c.r = (x**2 + y**2)**0.5;</text:p>
            <text:p>    c.φ = Math.atan2(y, x)*360/2/π;</text:p>
            <text:p>    c.x = x;</text:p>
            <text:p>    c.y = y;</text:p>
            <text:p>    return c;</text:p>
            <text:p>}</text:p>
            <text:p/>
            <text:p>function cpol(r, φ){ //complexe input en polar (φ en graus)</text:p>
            <text:p>    const c = {};</text:p>
            <text:p>    c.r = r;</text:p>
            <text:p>    c.φ = φ;</text:p>
            <text:p>    c.x = r * cos(φ);</text:p>
            <text:p>    c.y = r * sin(φ);</text:p>
            <text:p>    return c;</text:p>
            <text:p>}</text:p>
            <text:p/>
            <text:p>function sumc(a, b){</text:p>
            <text:p>    return cbi(a.x + b.x, a.y + b.y)</text:p>
            <text:p>}</text:p>
            <text:p/>
            <text:p>function restc(a, b){</text:p>
            <text:p>    return cbi(a.x - b.x, a.y - b.y)</text:p>
            <text:p>}</text:p>
            <text:p/>
            <text:p>function multc(a, b){</text:p>
            <text:p>    return cpol(a.r*b.r, a.φ+b.φ);</text:p>
            <text:p>}</text:p>
            <text:p/>
            <text:p>function multc_esc(λ, a){</text:p>
            <text:p>    return cpol(λ*a.r, a.φ);</text:p>
            <text:p>}</text:p>
            <text:p/>
            <text:p>function divc(a, b){</text:p>
            <text:p>    return cpol(a.r/b.r, a.φ-b.φ);</text:p>
            <text:p>}</text:p>
            <text:p/>
            <text:p>function invc(a){ // inversa d'un complexe</text:p>
            <text:p>    return cpol(1/a.r, -a.φ);</text:p>
            <text:p>}</text:p>
            <text:p/>
            <text:p>function logc (nom, v){ // log de un nombre complexe</text:p>
            <text:p>    let log = "";</text:p>
            <text:p>    log += nom + ": ";</text:p>
            <text:p>    log += xs(v.x);</text:p>
            <text:p>    if (v.y &gt; 0) log += " + j" + xs(v.y);</text:p>
            <text:p>    else if (v.y &lt; 0) log += "-j" + xs(-v.y);</text:p>
            <text:p>    log += "; ";</text:p>
            <text:p>    log += xs(v.r) + "∠" + xs(v.φ) + "°\n";</text:p>
            <text:p>    log = coma(log);</text:p>
            <text:p>    return log;</text:p>
            <text:p>}</text:p>
            <text:p/>
            <text:p>function logcbi (v){ // log de un nombre complexe només en binomial</text:p>
            <text:p>    let log = "";</text:p>
            <text:p>    log += xs(v.x);</text:p>
            <text:p>    if (v.y &gt; 0) log += " + j" + xs(v.y);</text:p>
            <text:p>    else if (v.y &lt; 0) log += "-j" + xs(-v.y);</text:p>
            <text:p>    log = coma(log);</text:p>
            <text:p>    return log;</text:p>
            <text:p>}</text:p>
            <text:p/>
            <text:p>function l(a){  // log abreviat a l totsol</text:p>
            <text:p>    if (!a.toPrecision) return a;</text:p>
            <text:p>    return coma(xs(a));</text:p>
            <text:p>}</text:p>
            <text:p/>
            <text:p>function ll(a, b = 4){ // log Latex</text:p>
            <text:p>    return cl(xs(a, b));</text:p>
            <text:p>}</text:p>
            <text:p/>
            <text:p>function xs(a, b = 4){</text:p>
            <text:p>    a = Number(a);</text:p>
            <text:p>    if (a.toPrecision) a = a.toPrecision(b);</text:p>
            <text:p>    return Number(a);</text:p>
            <text:p>}</text:p>
            <text:p/>
            <text:p>function coma(a){</text:p>
            <text:p>    a = a + "";</text:p>
            <text:p>    return a.replaceAll(".", ",");</text:p>
            <text:p>}</text:p>
            <text:p/>
            <text:p>function cl(a){ // coma per a latex</text:p>
            <text:p>    return coma(a).replaceAll(",", "{,}");</text:p>
            <text:p>}</text:p>
            <text:p/>
            <text:p>function xsMap(a){</text:p>
            <text:p>    a = xs(a);</text:p>
            <text:p>    return a;</text:p>
            <text:p>}</text:p>
            <text:p/>
            <text:p/>
            <text:p>function nombreALletra(nombre) {</text:p>
            <text:p>    const ascii = 97; // Codi ASCII de 'a'</text:p>
            <text:p>    if (nombre &gt;= 1 &amp;&amp; nombre &lt;= 26) {</text:p>
            <text:p>        // Convertir el nombre en el caràcter corresponent utilitzant el codi ASCII</text:p>
            <text:p>        return String.fromCharCode(ascii + nombre - 1);</text:p>
            <text:p>    } else {</text:p>
            <text:p>        return null; // Retornar null si el nombre està fora de rang</text:p>
            <text:p>    }</text:p>
            <text:p>}</text:p>
            <text:p/>
            <text:p>function lletraANombre(lletra){</text:p>
            <text:p>    return lletra.toLowerCase().charCodeAt(0) - 96;</text:p>
            <text:p>}</text:p>
            <text:p/>
            <text:p>&lt;/script&gt;</text:p>
          </table:table-cell>
          <table:table-cell/>
        </table:table-row>
        <table:table-row table:style-name="ro10">
          <table:table-cell table:number-columns-repeated="11"/>
        </table:table-row>
        <table:table-row table:style-name="ro11">
          <table:table-cell table:number-columns-repeated="4"/>
          <table:table-cell table:formula="of:=COM.MICROSOFT.CONCAT(CHAR(34);[$Preguntes.C6];CHAR(34);&quot;,&quot;;CHAR(10))" office:value-type="string" office:string-value="&quot;Quina és la tensió màxima permesa per a les xarxes de baixa tensió (BT) en corrent alterna?&quot;,&#10;" calcext:value-type="string">
            <text:p>"Quina és la tensió màxima permesa per a les xarxes de baixa tensió (BT) en corrent alterna?",</text:p>
            <text:p/>
          </table:table-cell>
          <table:table-cell table:formula="of:=COM.MICROSOFT.CONCAT(CHAR(34);[$Preguntes.D6];CHAR(34);&quot;,&quot;;CHAR(10))" office:value-type="string" office:string-value="&quot;500V&quot;,&#10;" calcext:value-type="string">
            <text:p>"500V",</text:p>
            <text:p/>
          </table:table-cell>
          <table:table-cell table:formula="of:=COM.MICROSOFT.CONCAT(CHAR(34);[$Preguntes.E6];CHAR(34);&quot;,&quot;;CHAR(10))" office:value-type="string" office:string-value="&quot;1000V&quot;,&#10;" calcext:value-type="string">
            <text:p>"1000V",</text:p>
            <text:p/>
          </table:table-cell>
          <table:table-cell table:formula="of:=COM.MICROSOFT.CONCAT(CHAR(34);[$Preguntes.F6];CHAR(34);&quot;,&quot;;CHAR(10))" office:value-type="string" office:string-value="&quot;1500V&quot;,&#10;" calcext:value-type="string">
            <text:p>"1500V",</text:p>
            <text:p/>
          </table:table-cell>
          <table:table-cell table:formula="of:=COM.MICROSOFT.CONCAT(CHAR(34);[$Preguntes.G6];CHAR(34);&quot;,&quot;)" office:value-type="string" office:string-value="&quot;2000V&quot;," calcext:value-type="string">
            <text:p>"2000V",</text:p>
          </table:table-cell>
          <table:table-cell table:formula="of:=COM.MICROSOFT.CONCAT(&quot;[&quot;;CHAR(10);[.E7:.I7];CHAR(10);&quot;],&quot;;CHAR(10))" office:value-type="string" office:string-value="[&#10;&quot;Quina és la tensió màxima permesa per a les xarxes de baixa tensió (BT) en corrent alterna?&quot;,&#10;&quot;500V&quot;,&#10;&quot;1000V&quot;,&#10;&quot;1500V&quot;,&#10;&quot;2000V&quot;,&#10;],&#10;" calcext:value-type="string">
            <text:p>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/>
          </table:table-cell>
          <table:table-cell table:formula="of:=COM.MICROSOFT.CONCAT([$Preguntes.H6];&quot;, &quot;)" office:value-type="string" office:string-value="2, " calcext:value-type="string">
            <text:p>2, </text:p>
          </table:table-cell>
        </table:table-row>
        <table:table-row table:style-name="ro12">
          <table:table-cell table:number-columns-repeated="4"/>
          <table:table-cell table:formula="of:=COM.MICROSOFT.CONCAT(CHAR(34);[$Preguntes.C7];CHAR(34);&quot;,&quot;;CHAR(10))" office:value-type="string" office:string-value="&quot;Quina normativa han de complir les xarxes de distribució de baixa tensió?&quot;,&#10;" calcext:value-type="string">
            <text:p>"Quina normativa han de complir les xarxes de distribució de baixa tensió?",</text:p>
            <text:p/>
          </table:table-cell>
          <table:table-cell table:formula="of:=COM.MICROSOFT.CONCAT(CHAR(34);[$Preguntes.D7];CHAR(34);&quot;,&quot;;CHAR(10))" office:value-type="string" office:string-value="&quot;REBT (ITC-BT 06 y ITC-BT 07)&quot;,&#10;" calcext:value-type="string">
            <text:p>"REBT (ITC-BT 06 y ITC-BT 07)",</text:p>
            <text:p/>
          </table:table-cell>
          <table:table-cell table:formula="of:=COM.MICROSOFT.CONCAT(CHAR(34);[$Preguntes.E7];CHAR(34);&quot;,&quot;;CHAR(10))" office:value-type="string" office:string-value="&quot;Normativa Europea IEC&quot;,&#10;" calcext:value-type="string">
            <text:p>"Normativa Europea IEC",</text:p>
            <text:p/>
          </table:table-cell>
          <table:table-cell table:formula="of:=COM.MICROSOFT.CONCAT(CHAR(34);[$Preguntes.F7];CHAR(34);&quot;,&quot;;CHAR(10))" office:value-type="string" office:string-value="&quot;Reglament BT-08&quot;,&#10;" calcext:value-type="string">
            <text:p>"Reglament BT-08",</text:p>
            <text:p/>
          </table:table-cell>
          <table:table-cell table:formula="of:=COM.MICROSOFT.CONCAT(CHAR(34);[$Preguntes.G7];CHAR(34);&quot;,&quot;)" office:value-type="string" office:string-value="&quot;ISO 9001&quot;," calcext:value-type="string">
            <text:p>"ISO 9001",</text:p>
          </table:table-cell>
          <table:table-cell table:formula="of:=COM.MICROSOFT.CONCAT(&quot;[&quot;;CHAR(10);[.E8:.I8];CHAR(10);&quot;],&quot;;CHAR(10))" office:value-type="string" office:string-value="[&#10;&quot;Quina normativa han de complir les xarxes de distribució de baixa tensió?&quot;,&#10;&quot;REBT (ITC-BT 06 y ITC-BT 07)&quot;,&#10;&quot;Normativa Europea IEC&quot;,&#10;&quot;Reglament BT-08&quot;,&#10;&quot;ISO 9001&quot;,&#10;],&#10;" calcext:value-type="string"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/>
          </table:table-cell>
          <table:table-cell table:formula="of:=COM.MICROSOFT.CONCAT([$Preguntes.H7];&quot;, &quot;)" office:value-type="string" office:string-value="1, " calcext:value-type="string">
            <text:p>1, </text:p>
          </table:table-cell>
        </table:table-row>
        <table:table-row table:style-name="ro13">
          <table:table-cell table:number-columns-repeated="4"/>
          <table:table-cell table:formula="of:=COM.MICROSOFT.CONCAT(CHAR(34);[$Preguntes.C8];CHAR(34);&quot;,&quot;;CHAR(10))" office:value-type="string" office:string-value="&quot;Quin avantatge tenen les xarxes aèries de baixa tensió?&quot;,&#10;" calcext:value-type="string">
            <text:p>"Quin avantatge tenen les xarxes aèries de baixa tensió?",</text:p>
            <text:p/>
          </table:table-cell>
          <table:table-cell table:formula="of:=COM.MICROSOFT.CONCAT(CHAR(34);[$Preguntes.D8];CHAR(34);&quot;,&quot;;CHAR(10))" office:value-type="string" office:string-value="&quot;Menor impacte visual&quot;,&#10;" calcext:value-type="string">
            <text:p>"Menor impacte visual",</text:p>
            <text:p/>
          </table:table-cell>
          <table:table-cell table:formula="of:=COM.MICROSOFT.CONCAT(CHAR(34);[$Preguntes.E8];CHAR(34);&quot;,&quot;;CHAR(10))" office:value-type="string" office:string-value="&quot;Major resistència als llamps&quot;,&#10;" calcext:value-type="string">
            <text:p>"Major resistència als llamps",</text:p>
            <text:p/>
          </table:table-cell>
          <table:table-cell table:formula="of:=COM.MICROSOFT.CONCAT(CHAR(34);[$Preguntes.F8];CHAR(34);&quot;,&quot;;CHAR(10))" office:value-type="string" office:string-value="&quot;Instal·lació i manteniment més fàcils&quot;,&#10;" calcext:value-type="string">
            <text:p>"Instal·lació i manteniment més fàcils",</text:p>
            <text:p/>
          </table:table-cell>
          <table:table-cell table:formula="of:=COM.MICROSOFT.CONCAT(CHAR(34);[$Preguntes.G8];CHAR(34);&quot;,&quot;)" office:value-type="string" office:string-value="&quot;Localització d’avaries més senzilla&quot;," calcext:value-type="string">
            <text:p>"Localització d’avaries més senzilla",</text:p>
          </table:table-cell>
          <table:table-cell table:formula="of:=COM.MICROSOFT.CONCAT(&quot;[&quot;;CHAR(10);[.E9:.I9];CHAR(10);&quot;],&quot;;CHAR(10))" office:value-type="string" office:string-value="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" calcext:value-type="string"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/>
          </table:table-cell>
          <table:table-cell table:formula="of:=COM.MICROSOFT.CONCAT([$Preguntes.H8];&quot;, &quot;)" office:value-type="string" office:string-value="3, " calcext:value-type="string">
            <text:p>3, </text:p>
          </table:table-cell>
        </table:table-row>
        <table:table-row table:style-name="ro12">
          <table:table-cell table:number-columns-repeated="4"/>
          <table:table-cell table:formula="of:=COM.MICROSOFT.CONCAT(CHAR(34);[$Preguntes.C9];CHAR(34);&quot;,&quot;;CHAR(10))" office:value-type="string" office:string-value="&quot;Quin és el material més comú per als conductors en xarxes de baixa tensió tibades?&quot;,&#10;" calcext:value-type="string">
            <text:p>"Quin és el material més comú per als conductors en xarxes de baixa tensió tibades?",</text:p>
            <text:p/>
          </table:table-cell>
          <table:table-cell table:formula="of:=COM.MICROSOFT.CONCAT(CHAR(34);[$Preguntes.D9];CHAR(34);&quot;,&quot;;CHAR(10))" office:value-type="string" office:string-value="&quot;Coure&quot;,&#10;" calcext:value-type="string">
            <text:p>"Coure",</text:p>
            <text:p/>
          </table:table-cell>
          <table:table-cell table:formula="of:=COM.MICROSOFT.CONCAT(CHAR(34);[$Preguntes.E9];CHAR(34);&quot;,&quot;;CHAR(10))" office:value-type="string" office:string-value="&quot;Alumini&quot;,&#10;" calcext:value-type="string">
            <text:p>"Alumini",</text:p>
            <text:p/>
          </table:table-cell>
          <table:table-cell table:formula="of:=COM.MICROSOFT.CONCAT(CHAR(34);[$Preguntes.F9];CHAR(34);&quot;,&quot;;CHAR(10))" office:value-type="string" office:string-value="&quot;Acer inoxidable&quot;,&#10;" calcext:value-type="string">
            <text:p>"Acer inoxidable",</text:p>
            <text:p/>
          </table:table-cell>
          <table:table-cell table:formula="of:=COM.MICROSOFT.CONCAT(CHAR(34);[$Preguntes.G9];CHAR(34);&quot;,&quot;)" office:value-type="string" office:string-value="&quot;Ferro galvanitzat&quot;," calcext:value-type="string">
            <text:p>"Ferro galvanitzat",</text:p>
          </table:table-cell>
          <table:table-cell table:formula="of:=COM.MICROSOFT.CONCAT(&quot;[&quot;;CHAR(10);[.E10:.I10];CHAR(10);&quot;],&quot;;CHAR(10))" office:value-type="string" office:string-value="[&#10;&quot;Quin és el material més comú per als conductors en xarxes de baixa tensió tibades?&quot;,&#10;&quot;Coure&quot;,&#10;&quot;Alumini&quot;,&#10;&quot;Acer inoxidable&quot;,&#10;&quot;Ferro galvanitzat&quot;,&#10;],&#10;" calcext:value-type="string"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/>
          </table:table-cell>
          <table:table-cell table:formula="of:=COM.MICROSOFT.CONCAT([$Preguntes.H9];&quot;, &quot;)" office:value-type="string" office:string-value="2, " calcext:value-type="string">
            <text:p>2, </text:p>
          </table:table-cell>
        </table:table-row>
        <table:table-row table:style-name="ro14">
          <table:table-cell table:number-columns-repeated="4"/>
          <table:table-cell table:formula="of:=COM.MICROSOFT.CONCAT(CHAR(34);[$Preguntes.C10];CHAR(34);&quot;,&quot;;CHAR(10))" office:value-type="string" office:string-value="&quot;Quin material s’utilitza habitualment per a l’aïllament de cables en xarxes de baixa tensió?&quot;,&#10;" calcext:value-type="string">
            <text:p>"Quin material s’utilitza habitualment per a l’aïllament de cables en xarxes de baixa tensió?",</text:p>
            <text:p/>
          </table:table-cell>
          <table:table-cell table:formula="of:=COM.MICROSOFT.CONCAT(CHAR(34);[$Preguntes.D10];CHAR(34);&quot;,&quot;;CHAR(10))" office:value-type="string" office:string-value="&quot;PVC&quot;,&#10;" calcext:value-type="string">
            <text:p>"PVC",</text:p>
            <text:p/>
          </table:table-cell>
          <table:table-cell table:formula="of:=COM.MICROSOFT.CONCAT(CHAR(34);[$Preguntes.E10];CHAR(34);&quot;,&quot;;CHAR(10))" office:value-type="string" office:string-value="&quot;Polietilè reticulat (XLPE)&quot;,&#10;" calcext:value-type="string">
            <text:p>"Polietilè reticulat (XLPE)",</text:p>
            <text:p/>
          </table:table-cell>
          <table:table-cell table:formula="of:=COM.MICROSOFT.CONCAT(CHAR(34);[$Preguntes.F10];CHAR(34);&quot;,&quot;;CHAR(10))" office:value-type="string" office:string-value="&quot;Cautxú&quot;,&#10;" calcext:value-type="string">
            <text:p>"Cautxú",</text:p>
            <text:p/>
          </table:table-cell>
          <table:table-cell table:formula="of:=COM.MICROSOFT.CONCAT(CHAR(34);[$Preguntes.G10];CHAR(34);&quot;,&quot;)" office:value-type="string" office:string-value="&quot;Fibra de vidre&quot;," calcext:value-type="string">
            <text:p>"Fibra de vidre",</text:p>
          </table:table-cell>
          <table:table-cell table:formula="of:=COM.MICROSOFT.CONCAT(&quot;[&quot;;CHAR(10);[.E11:.I11];CHAR(10);&quot;],&quot;;CHAR(10))" office:value-type="string" office:string-value="[&#10;&quot;Quin material s’utilitza habitualment per a l’aïllament de cables en xarxes de baixa tensió?&quot;,&#10;&quot;PVC&quot;,&#10;&quot;Polietilè reticulat (XLPE)&quot;,&#10;&quot;Cautxú&quot;,&#10;&quot;Fibra de vidre&quot;,&#10;],&#10;" calcext:value-type="string"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/>
          </table:table-cell>
          <table:table-cell table:formula="of:=COM.MICROSOFT.CONCAT([$Preguntes.H10];&quot;, &quot;)" office:value-type="string" office:string-value="2, " calcext:value-type="string">
            <text:p>2, </text:p>
          </table:table-cell>
        </table:table-row>
        <table:table-row table:style-name="ro15">
          <table:table-cell table:number-columns-repeated="4"/>
          <table:table-cell table:formula="of:=COM.MICROSOFT.CONCAT(CHAR(34);[$Preguntes.C11];CHAR(34);&quot;,&quot;;CHAR(10))" office:value-type="string" office:string-value="&quot;En una línia trifàsica de baixa tensió, quina secció mínima ha de tenir el neutre?&quot;,&#10;" calcext:value-type="string">
            <text:p>"En una línia trifàsica de baixa tensió, quina secció mínima ha de tenir el neutre?",</text:p>
            <text:p/>
          </table:table-cell>
          <table:table-cell table:formula="of:=COM.MICROSOFT.CONCAT(CHAR(34);[$Preguntes.D11];CHAR(34);&quot;,&quot;;CHAR(10))" office:value-type="string" office:string-value="&quot;Igual que la secció de la fase&quot;,&#10;" calcext:value-type="string">
            <text:p>"Igual que la secció de la fase",</text:p>
            <text:p/>
          </table:table-cell>
          <table:table-cell table:formula="of:=COM.MICROSOFT.CONCAT(CHAR(34);[$Preguntes.E11];CHAR(34);&quot;,&quot;;CHAR(10))" office:value-type="string" office:string-value="&quot;Menor que la fase&quot;,&#10;" calcext:value-type="string">
            <text:p>"Menor que la fase",</text:p>
            <text:p/>
          </table:table-cell>
          <table:table-cell table:formula="of:=COM.MICROSOFT.CONCAT(CHAR(34);[$Preguntes.F11];CHAR(34);&quot;,&quot;;CHAR(10))" office:value-type="string" office:string-value="&quot;1,5 vegades la fase&quot;,&#10;" calcext:value-type="string">
            <text:p>"1,5 vegades la fase",</text:p>
            <text:p/>
          </table:table-cell>
          <table:table-cell table:formula="of:=COM.MICROSOFT.CONCAT(CHAR(34);[$Preguntes.G11];CHAR(34);&quot;,&quot;)" office:value-type="string" office:string-value="&quot;Depèn del tipus de conductor&quot;," calcext:value-type="string">
            <text:p>"Depèn del tipus de conductor",</text:p>
          </table:table-cell>
          <table:table-cell table:formula="of:=COM.MICROSOFT.CONCAT(&quot;[&quot;;CHAR(10);[.E12:.I12];CHAR(10);&quot;],&quot;;CHAR(10))" office:value-type="string" office:string-value="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" calcext:value-type="string"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/>
          </table:table-cell>
          <table:table-cell table:formula="of:=COM.MICROSOFT.CONCAT([$Preguntes.H11];&quot;, &quot;)" office:value-type="string" office:string-value="4, " calcext:value-type="string">
            <text:p>4, </text:p>
          </table:table-cell>
        </table:table-row>
        <table:table-row table:style-name="ro16">
          <table:table-cell table:number-columns-repeated="4"/>
          <table:table-cell table:formula="of:=COM.MICROSOFT.CONCAT(CHAR(34);[$Preguntes.C12];CHAR(34);&quot;,&quot;;CHAR(10))" office:value-type="string" office:string-value="&quot;Quina característica tenen els conductors de cables nus (despullats)?&quot;,&#10;" calcext:value-type="string">
            <text:p>"Quina característica tenen els conductors de cables nus (despullats)?",</text:p>
            <text:p/>
          </table:table-cell>
          <table:table-cell table:formula="of:=COM.MICROSOFT.CONCAT(CHAR(34);[$Preguntes.D12];CHAR(34);&quot;,&quot;;CHAR(10))" office:value-type="string" office:string-value="&quot;Són d’acer inoxidable&quot;,&#10;" calcext:value-type="string">
            <text:p>"Són d’acer inoxidable",</text:p>
            <text:p/>
          </table:table-cell>
          <table:table-cell table:formula="of:=COM.MICROSOFT.CONCAT(CHAR(34);[$Preguntes.E12];CHAR(34);&quot;,&quot;;CHAR(10))" office:value-type="string" office:string-value="&quot;No tenen aïllament&quot;,&#10;" calcext:value-type="string">
            <text:p>"No tenen aïllament",</text:p>
            <text:p/>
          </table:table-cell>
          <table:table-cell table:formula="of:=COM.MICROSOFT.CONCAT(CHAR(34);[$Preguntes.F12];CHAR(34);&quot;,&quot;;CHAR(10))" office:value-type="string" office:string-value="&quot;Estan fets de plom&quot;,&#10;" calcext:value-type="string">
            <text:p>"Estan fets de plom",</text:p>
            <text:p/>
          </table:table-cell>
          <table:table-cell table:formula="of:=COM.MICROSOFT.CONCAT(CHAR(34);[$Preguntes.G12];CHAR(34);&quot;,&quot;)" office:value-type="string" office:string-value="&quot;S’utilitzen en xarxes soterrades&quot;," calcext:value-type="string">
            <text:p>"S’utilitzen en xarxes soterrades",</text:p>
          </table:table-cell>
          <table:table-cell table:formula="of:=COM.MICROSOFT.CONCAT(&quot;[&quot;;CHAR(10);[.E13:.I13];CHAR(10);&quot;],&quot;;CHAR(10))" office:value-type="string" office:string-value="[&#10;&quot;Quina característica tenen els conductors de cables nus (despullats)?&quot;,&#10;&quot;Són d’acer inoxidable&quot;,&#10;&quot;No tenen aïllament&quot;,&#10;&quot;Estan fets de plom&quot;,&#10;&quot;S’utilitzen en xarxes soterrades&quot;,&#10;],&#10;" calcext:value-type="string"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/>
          </table:table-cell>
          <table:table-cell table:formula="of:=COM.MICROSOFT.CONCAT([$Preguntes.H12];&quot;, &quot;)" office:value-type="string" office:string-value="3, " calcext:value-type="string">
            <text:p>3, </text:p>
          </table:table-cell>
        </table:table-row>
        <table:table-row table:style-name="ro17">
          <table:table-cell table:number-columns-repeated="4"/>
          <table:table-cell table:formula="of:=COM.MICROSOFT.CONCAT(CHAR(34);[$Preguntes.C13];CHAR(34);&quot;,&quot;;CHAR(10))" office:value-type="string" office:string-value="&quot;Cada quants metres s'ha de connectar el neutre a terra en xarxes públiques de baixa tensió?&quot;,&#10;" calcext:value-type="string">
            <text:p>"Cada quants metres s'ha de connectar el neutre a terra en xarxes públiques de baixa tensió?",</text:p>
            <text:p/>
          </table:table-cell>
          <table:table-cell table:formula="of:=COM.MICROSOFT.CONCAT(CHAR(34);[$Preguntes.D13];CHAR(34);&quot;,&quot;;CHAR(10))" office:value-type="string" office:string-value="&quot;Cada 100 metres&quot;,&#10;" calcext:value-type="string">
            <text:p>"Cada 100 metres",</text:p>
            <text:p/>
          </table:table-cell>
          <table:table-cell table:formula="of:=COM.MICROSOFT.CONCAT(CHAR(34);[$Preguntes.E13];CHAR(34);&quot;,&quot;;CHAR(10))" office:value-type="string" office:string-value="&quot;Cada 500 metres&quot;,&#10;" calcext:value-type="string">
            <text:p>"Cada 500 metres",</text:p>
            <text:p/>
          </table:table-cell>
          <table:table-cell table:formula="of:=COM.MICROSOFT.CONCAT(CHAR(34);[$Preguntes.F13];CHAR(34);&quot;,&quot;;CHAR(10))" office:value-type="string" office:string-value="&quot;Cada 1000 metres&quot;,&#10;" calcext:value-type="string">
            <text:p>"Cada 1000 metres",</text:p>
            <text:p/>
          </table:table-cell>
          <table:table-cell table:formula="of:=COM.MICROSOFT.CONCAT(CHAR(34);[$Preguntes.G13];CHAR(34);&quot;,&quot;)" office:value-type="string" office:string-value="&quot;Cada 50 metres&quot;," calcext:value-type="string">
            <text:p>"Cada 50 metres",</text:p>
          </table:table-cell>
          <table:table-cell table:formula="of:=COM.MICROSOFT.CONCAT(&quot;[&quot;;CHAR(10);[.E14:.I14];CHAR(10);&quot;],&quot;;CHAR(10))" office:value-type="string" office:string-value="[&#10;&quot;Cada quants metres s'ha de connectar el neutre a terra en xarxes públiques de baixa tensió?&quot;,&#10;&quot;Cada 100 metres&quot;,&#10;&quot;Cada 500 metres&quot;,&#10;&quot;Cada 1000 metres&quot;,&#10;&quot;Cada 50 metres&quot;,&#10;],&#10;" calcext:value-type="string"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/>
          </table:table-cell>
          <table:table-cell table:formula="of:=COM.MICROSOFT.CONCAT([$Preguntes.H13];&quot;, &quot;)" office:value-type="string" office:string-value="2, " calcext:value-type="string">
            <text:p>2, </text:p>
          </table:table-cell>
        </table:table-row>
        <table:table-row table:style-name="ro17">
          <table:table-cell table:number-columns-repeated="4"/>
          <table:table-cell table:formula="of:=COM.MICROSOFT.CONCAT(CHAR(34);[$Preguntes.C14];CHAR(34);&quot;,&quot;;CHAR(10))" office:value-type="string" office:string-value="&quot;Quin tipus de suport s’utilitza per suportar tant el pes com la tensió dels cables en xarxes tibades?&quot;,&#10;" calcext:value-type="string">
            <text:p>"Quin tipus de suport s’utilitza per suportar tant el pes com la tensió dels cables en xarxes tibades?",</text:p>
            <text:p/>
          </table:table-cell>
          <table:table-cell table:formula="of:=COM.MICROSOFT.CONCAT(CHAR(34);[$Preguntes.D14];CHAR(34);&quot;,&quot;;CHAR(10))" office:value-type="string" office:string-value="&quot;Suports d’alineació&quot;,&#10;" calcext:value-type="string">
            <text:p>"Suports d’alineació",</text:p>
            <text:p/>
          </table:table-cell>
          <table:table-cell table:formula="of:=COM.MICROSOFT.CONCAT(CHAR(34);[$Preguntes.E14];CHAR(34);&quot;,&quot;;CHAR(10))" office:value-type="string" office:string-value="&quot;Suports d’ancoratge&quot;,&#10;" calcext:value-type="string">
            <text:p>"Suports d’ancoratge",</text:p>
            <text:p/>
          </table:table-cell>
          <table:table-cell table:formula="of:=COM.MICROSOFT.CONCAT(CHAR(34);[$Preguntes.F14];CHAR(34);&quot;,&quot;;CHAR(10))" office:value-type="string" office:string-value="&quot;Suports de fusta&quot;,&#10;" calcext:value-type="string">
            <text:p>"Suports de fusta",</text:p>
            <text:p/>
          </table:table-cell>
          <table:table-cell table:formula="of:=COM.MICROSOFT.CONCAT(CHAR(34);[$Preguntes.G14];CHAR(34);&quot;,&quot;)" office:value-type="string" office:string-value="&quot;Suports metàl·lics&quot;," calcext:value-type="string">
            <text:p>"Suports metàl·lics",</text:p>
          </table:table-cell>
          <table:table-cell table:formula="of:=COM.MICROSOFT.CONCAT(&quot;[&quot;;CHAR(10);[.E15:.I15];CHAR(10);&quot;],&quot;;CHAR(10))" office:value-type="string" office:string-value="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" calcext:value-type="string"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/>
          </table:table-cell>
          <table:table-cell table:formula="of:=COM.MICROSOFT.CONCAT([$Preguntes.H14];&quot;, &quot;)" office:value-type="string" office:string-value="2, " calcext:value-type="string">
            <text:p>2, </text:p>
          </table:table-cell>
        </table:table-row>
        <table:table-row table:style-name="ro5">
          <table:table-cell table:number-columns-repeated="4"/>
          <table:table-cell table:formula="of:=COM.MICROSOFT.CONCAT(CHAR(34);[$Preguntes.C15];CHAR(34);&quot;,&quot;;CHAR(10))" office:value-type="string" office:string-value="&quot;Quina és l’altura mínima que ha de tenir una línia de baixa tensió tibada sobre una via pública?&quot;,&#10;" calcext:value-type="string">
            <text:p>"Quina és l’altura mínima que ha de tenir una línia de baixa tensió tibada sobre una via pública?",</text:p>
            <text:p/>
          </table:table-cell>
          <table:table-cell table:formula="of:=COM.MICROSOFT.CONCAT(CHAR(34);[$Preguntes.D15];CHAR(34);&quot;,&quot;;CHAR(10))" office:value-type="string" office:string-value="&quot;4 metres&quot;,&#10;" calcext:value-type="string">
            <text:p>"4 metres",</text:p>
            <text:p/>
          </table:table-cell>
          <table:table-cell table:formula="of:=COM.MICROSOFT.CONCAT(CHAR(34);[$Preguntes.E15];CHAR(34);&quot;,&quot;;CHAR(10))" office:value-type="string" office:string-value="&quot;5 metres&quot;,&#10;" calcext:value-type="string">
            <text:p>"5 metres",</text:p>
            <text:p/>
          </table:table-cell>
          <table:table-cell table:formula="of:=COM.MICROSOFT.CONCAT(CHAR(34);[$Preguntes.F15];CHAR(34);&quot;,&quot;;CHAR(10))" office:value-type="string" office:string-value="&quot;6 metres&quot;,&#10;" calcext:value-type="string">
            <text:p>"6 metres",</text:p>
            <text:p/>
          </table:table-cell>
          <table:table-cell table:formula="of:=COM.MICROSOFT.CONCAT(CHAR(34);[$Preguntes.G15];CHAR(34);&quot;,&quot;)" office:value-type="string" office:string-value="&quot;3 metres&quot;," calcext:value-type="string">
            <text:p>"3 metres",</text:p>
          </table:table-cell>
          <table:table-cell table:formula="of:=COM.MICROSOFT.CONCAT(&quot;[&quot;;CHAR(10);[.E16:.I16];CHAR(10);&quot;],&quot;;CHAR(10))" office:value-type="string" office:string-value="[&#10;&quot;Quina és l’altura mínima que ha de tenir una línia de baixa tensió tibada sobre una via pública?&quot;,&#10;&quot;4 metres&quot;,&#10;&quot;5 metres&quot;,&#10;&quot;6 metres&quot;,&#10;&quot;3 metres&quot;,&#10;],&#10;" calcext:value-type="string"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/>
          </table:table-cell>
          <table:table-cell table:formula="of:=COM.MICROSOFT.CONCAT([$Preguntes.H15];&quot;, &quot;)" office:value-type="string" office:string-value="2, " calcext:value-type="string">
            <text:p>2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7" style:display-name="ConditionalStyle_7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3" style:display-name="ConditionalStyle_3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6" style:display-name="ConditionalStyle_6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2cm" fo:margin-right="2cm" style:print-page-order="ttb" style:first-page-number="continue" style:scale-to="5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1:33:17.0864410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9</meta:editing-cycles>
    <meta:creation-date>2018-08-21T07:19:04</meta:creation-date>
    <dc:date>2025-11-24T13:09:26.526896597</dc:date>
    <dc:language>en-US</dc:language>
    <meta:editing-duration>PT4H25M26S</meta:editing-duration>
    <meta:generator>LibreOffice/25.2.7.2$Linux_X86_64 LibreOffice_project/520$Build-2</meta:generator>
    <meta:document-statistic meta:table-count="2" meta:cell-count="169" meta:object-count="2"/>
    <meta:user-defined meta:name="AppVersion">16.0300</meta:user-defined>
  </office:meta>
</office:document-meta>
</file>